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DejaVu Sans1" svg:font-family="'DejaVu Sans'" style:font-family-generic="swiss"/>
    <style:font-face style:name="DejaVu Sans Mono" svg:font-family="'DejaVu Sans Mono'" style:font-family-generic="modern" style:font-pitch="fixed"/>
    <style:font-face style:name="Tinos1" svg:font-family="Tinos"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6.6931in" table:align="left"/>
    </style:style>
    <style:style style:name="Tabla1.A" style:family="table-column">
      <style:table-column-properties style:column-width="1.5354in"/>
    </style:style>
    <style:style style:name="Tabla1.B" style:family="table-column">
      <style:table-column-properties style:column-width="2.1715in"/>
    </style:style>
    <style:style style:name="Tabla1.C" style:family="table-column">
      <style:table-column-properties style:column-width="2.9861in"/>
    </style:style>
    <style:style style:name="Tabla1.A1" style:family="table-cell">
      <style:table-cell-properties style:vertical-align="middle" fo:padding="0.0194in" fo:border="none"/>
    </style:style>
    <style:style style:name="P1" style:family="paragraph" style:parent-style-name="Table_20_Heading">
      <style:text-properties style:font-name="Tinos1" fo:font-size="10pt" style:font-size-asian="10pt" style:font-size-complex="10pt"/>
    </style:style>
    <style:style style:name="P2" style:family="paragraph" style:parent-style-name="Heading_20_4">
      <style:text-properties style:font-name="Tinos1" fo:font-size="10pt" style:font-size-asian="10pt" style:font-size-complex="10pt"/>
    </style:style>
    <style:style style:name="P3" style:family="paragraph" style:parent-style-name="Heading_20_3">
      <style:text-properties style:font-name="Tinos1" fo:font-size="10pt" style:font-size-asian="10pt" style:font-size-complex="10pt"/>
    </style:style>
    <style:style style:name="P4" style:family="paragraph" style:parent-style-name="Preformatted_20_Text">
      <style:paragraph-properties fo:margin-top="0in" fo:margin-bottom="0.1965in"/>
      <style:text-properties style:font-name="Tinos1" fo:font-size="10pt" style:font-size-asian="10pt" style:font-size-complex="10pt"/>
    </style:style>
    <style:style style:name="P5" style:family="paragraph" style:parent-style-name="Text_20_body">
      <style:text-properties fo:font-size="10pt" style:font-size-asian="10pt" style:font-size-complex="10pt"/>
    </style:style>
    <style:style style:name="P6" style:family="paragraph" style:parent-style-name="Text_20_body">
      <style:text-properties style:font-name="Tinos1" fo:font-size="10pt" style:font-size-asian="10pt" style:font-size-complex="10pt"/>
    </style:style>
    <style:style style:name="P7" style:family="paragraph" style:parent-style-name="Standard">
      <style:text-properties fo:font-size="10pt" style:font-size-asian="10pt" style:font-size-complex="10pt"/>
    </style:style>
    <style:style style:name="P8" style:family="paragraph" style:parent-style-name="Standard">
      <style:text-properties fo:font-size="10pt" style:text-underline-style="solid" style:text-underline-width="auto" style:text-underline-color="font-color" fo:font-weight="bold" style:font-size-asian="10pt" style:font-weight-asian="bold" style:font-size-complex="10pt" style:font-weight-complex="bold"/>
    </style:style>
    <style:style style:name="P9" style:family="paragraph" style:parent-style-name="Standard">
      <style:text-properties fo:font-size="10pt" style:text-underline-style="none" fo:font-weight="normal" style:font-size-asian="10pt" style:font-weight-asian="normal" style:font-size-complex="10pt" style:font-weight-complex="normal"/>
    </style:style>
    <style:style style:name="P10" style:family="paragraph" style:parent-style-name="Standard">
      <style:text-properties style:font-name="Tinos1" fo:font-size="10pt" style:font-size-asian="10pt" style:font-size-complex="10pt"/>
    </style:style>
    <style:style style:name="P11" style:family="paragraph" style:parent-style-name="Standard">
      <style:text-properties style:font-name="Tinos1" fo:font-size="10pt" style:text-underline-style="solid" style:text-underline-width="auto" style:text-underline-color="font-color" fo:font-weight="bold" style:font-size-asian="10pt" style:font-weight-asian="bold" style:font-size-complex="10pt" style:font-weight-complex="bold"/>
    </style:style>
    <style:style style:name="P12" style:family="paragraph" style:parent-style-name="Table_20_Contents">
      <style:text-properties style:font-name="Tinos1" fo:font-size="10pt" style:font-size-asian="10pt" style:font-size-complex="10pt"/>
    </style:style>
    <style:style style:name="P13" style:family="paragraph" style:parent-style-name="Heading_20_3">
      <style:text-properties style:font-name="Tinos1" fo:font-size="10pt" style:font-size-asian="10pt" style:font-size-complex="10pt"/>
    </style:style>
    <style:style style:name="P14" style:family="paragraph" style:parent-style-name="Heading_20_3">
      <style:text-properties style:font-name="Tinos1" fo:font-size="10pt" style:text-underline-style="none" fo:font-weight="bold" style:font-size-asian="10pt" style:font-weight-asian="bold" style:font-size-complex="10pt" style:font-weight-complex="bold"/>
    </style:style>
    <style:style style:name="P15" style:family="paragraph" style:parent-style-name="Heading_20_3">
      <style:text-properties style:font-name="Tinos1" fo:font-size="10pt" style:text-underline-style="none" fo:font-weight="normal" style:font-size-asian="10pt" style:font-weight-asian="normal" style:font-size-complex="10pt" style:font-weight-complex="normal"/>
    </style:style>
    <style:style style:name="P16" style:family="paragraph" style:parent-style-name="Heading_20_3">
      <style:text-properties style:font-name="Tinos1" fo:font-size="10pt" style:font-size-asian="10pt" style:font-size-complex="10pt"/>
    </style:style>
    <style:style style:name="P17" style:family="paragraph" style:parent-style-name="Heading_20_4">
      <style:text-properties style:font-name="Tinos1" fo:font-size="10pt" style:font-size-asian="10pt" style:font-size-complex="10pt"/>
    </style:style>
    <style:style style:name="P18" style:family="paragraph" style:parent-style-name="Preformatted_20_Text">
      <style:paragraph-properties fo:margin-top="0in" fo:margin-bottom="0.1965in"/>
      <style:text-properties style:font-name="Tinos1" fo:font-size="10pt" style:font-size-asian="10pt" style:font-size-complex="10pt"/>
    </style:style>
    <style:style style:name="P19" style:family="paragraph" style:parent-style-name="Table_20_Contents">
      <style:text-properties style:font-name="Tinos1" fo:font-size="10pt" style:font-size-asian="10pt" style:font-size-complex="10pt"/>
    </style:style>
    <style:style style:name="P20" style:family="paragraph" style:parent-style-name="Table_20_Heading">
      <style:text-properties style:font-name="Tinos1" fo:font-size="10pt" style:font-size-asian="10pt" style:font-size-complex="10pt"/>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text-properties style:font-name="Tinos1" fo:font-size="10pt" style:font-size-asian="10pt" style:font-size-complex="10pt"/>
    </style:style>
    <style:style style:name="P25" style:family="paragraph" style:parent-style-name="Text_20_body" style:list-style-name="L4">
      <style:text-properties style:font-name="Tinos1" fo:font-size="10pt" style:font-size-asian="10pt" style:font-size-complex="10pt"/>
    </style:style>
    <style:style style:name="P26" style:family="paragraph" style:parent-style-name="Text_20_body" style:list-style-name="L10">
      <style:text-properties style:font-name="Tinos1" fo:font-size="10pt" style:font-size-asian="10pt" style:font-size-complex="10pt"/>
    </style:style>
    <style:style style:name="P27" style:family="paragraph" style:parent-style-name="Text_20_body" style:list-style-name="L13">
      <style:text-properties style:font-name="Tinos1" fo:font-size="10pt" style:font-size-asian="10pt" style:font-size-complex="10pt"/>
    </style:style>
    <style:style style:name="P28" style:family="paragraph" style:parent-style-name="Text_20_body" style:list-style-name="L14">
      <style:text-properties style:font-name="Tinos1" fo:font-size="10pt" style:font-size-asian="10pt" style:font-size-complex="10pt"/>
    </style:style>
    <style:style style:name="P29" style:family="paragraph" style:parent-style-name="Text_20_body" style:list-style-name="L19">
      <style:text-properties style:font-name="Tinos1" fo:font-size="10pt" style:font-size-asian="10pt" style:font-size-complex="10pt"/>
    </style:style>
    <style:style style:name="P30" style:family="paragraph" style:parent-style-name="Text_20_body" style:list-style-name="L65">
      <style:text-properties style:font-name="Tinos1" fo:font-size="10pt" style:font-size-asian="10pt" style:font-size-complex="10pt"/>
    </style:style>
    <style:style style:name="P31" style:family="paragraph" style:parent-style-name="Text_20_body" style:list-style-name="L76">
      <style:text-properties style:font-name="Tinos1" fo:font-size="10pt" style:font-size-asian="10pt" style:font-size-complex="10pt"/>
    </style:style>
    <style:style style:name="P32" style:family="paragraph" style:parent-style-name="Text_20_body" style:list-style-name="L79">
      <style:text-properties style:font-name="Tinos1" fo:font-size="10pt" style:font-size-asian="10pt" style:font-size-complex="10pt"/>
    </style:style>
    <style:style style:name="P33" style:family="paragraph" style:parent-style-name="Text_20_body" style:list-style-name="L80">
      <style:text-properties style:font-name="Tinos1" fo:font-size="10pt" style:font-size-asian="10pt" style:font-size-complex="10pt"/>
    </style:style>
    <style:style style:name="P34" style:family="paragraph" style:parent-style-name="Text_20_body" style:list-style-name="L85">
      <style:text-properties style:font-name="Tinos1" fo:font-size="10pt" style:font-size-asian="10pt" style:font-size-complex="10pt"/>
    </style:style>
    <style:style style:name="P35" style:family="paragraph" style:parent-style-name="Text_20_body" style:list-style-name="L5"/>
    <style:style style:name="P36" style:family="paragraph" style:parent-style-name="Text_20_body" style:list-style-name="L6"/>
    <style:style style:name="P37" style:family="paragraph" style:parent-style-name="Text_20_body" style:list-style-name="L7"/>
    <style:style style:name="P38" style:family="paragraph" style:parent-style-name="Text_20_body" style:list-style-name="L8"/>
    <style:style style:name="P39" style:family="paragraph" style:parent-style-name="Text_20_body" style:list-style-name="L9"/>
    <style:style style:name="P40" style:family="paragraph" style:parent-style-name="Text_20_body" style:list-style-name="L10"/>
    <style:style style:name="P41" style:family="paragraph" style:parent-style-name="Text_20_body" style:list-style-name="L11"/>
    <style:style style:name="P42" style:family="paragraph" style:parent-style-name="Text_20_body" style:list-style-name="L12"/>
    <style:style style:name="P43" style:family="paragraph" style:parent-style-name="Text_20_body" style:list-style-name="L16"/>
    <style:style style:name="P44" style:family="paragraph" style:parent-style-name="Text_20_body" style:list-style-name="L17"/>
    <style:style style:name="P45" style:family="paragraph" style:parent-style-name="Text_20_body" style:list-style-name="L18"/>
    <style:style style:name="P46" style:family="paragraph" style:parent-style-name="Text_20_body" style:list-style-name="L19"/>
    <style:style style:name="P47" style:family="paragraph" style:parent-style-name="Text_20_body">
      <style:text-properties fo:font-size="10pt" style:font-size-asian="10pt" style:font-size-complex="10pt"/>
    </style:style>
    <style:style style:name="P48" style:family="paragraph" style:parent-style-name="Text_20_body" style:list-style-name="L20">
      <style:text-properties fo:font-size="10pt" style:font-size-asian="10pt" style:font-size-complex="10pt"/>
    </style:style>
    <style:style style:name="P49" style:family="paragraph" style:parent-style-name="Text_20_body" style:list-style-name="L92">
      <style:text-properties fo:font-size="10pt" style:font-size-asian="10pt" style:font-size-complex="10pt"/>
    </style:style>
    <style:style style:name="P50" style:family="paragraph" style:parent-style-name="Text_20_body">
      <style:text-properties fo:font-size="10pt" style:text-underline-style="solid" style:text-underline-width="auto" style:text-underline-color="font-color" fo:font-weight="bold" style:font-size-asian="10pt" style:font-weight-asian="bold" style:font-size-complex="10pt" style:font-weight-complex="bold"/>
    </style:style>
    <style:style style:name="P51" style:family="paragraph" style:parent-style-name="Text_20_body">
      <style:text-properties fo:font-size="10pt" style:text-underline-style="none" fo:font-weight="normal" style:font-size-asian="10pt" style:font-weight-asian="normal" style:font-size-complex="10pt" style:font-weight-complex="normal"/>
    </style:style>
    <style:style style:name="P52" style:family="paragraph" style:parent-style-name="Text_20_body">
      <style:text-properties style:font-name="Tinos1" fo:font-size="10pt" style:text-underline-style="solid" style:text-underline-width="auto" style:text-underline-color="font-color" fo:font-weight="bold" style:font-size-asian="10pt" style:font-weight-asian="bold" style:font-size-complex="10pt" style:font-weight-complex="bold"/>
    </style:style>
    <style:style style:name="P53" style:family="paragraph" style:parent-style-name="Text_20_body" style:list-style-name="L63">
      <style:text-properties style:font-name="Tinos1" fo:font-size="10pt" style:text-underline-style="none" fo:font-weight="normal" style:font-size-asian="10pt" style:font-weight-asian="normal" style:font-size-complex="10pt" style:font-weight-complex="normal"/>
    </style:style>
    <style:style style:name="P54" style:family="paragraph" style:parent-style-name="Text_20_body">
      <style:text-properties style:font-name="Tinos1" fo:font-size="10pt" style:font-size-asian="10pt" style:font-size-complex="10pt"/>
    </style:style>
    <style:style style:name="P55" style:family="paragraph" style:parent-style-name="Text_20_body" style:list-style-name="L66">
      <style:text-properties style:font-name="Tinos1" fo:font-size="10pt" style:font-size-asian="10pt" style:font-size-complex="10pt"/>
    </style:style>
    <style:style style:name="P56" style:family="paragraph" style:parent-style-name="Text_20_body" style:list-style-name="L86">
      <style:text-properties style:font-name="Tinos1" fo:font-size="10pt" style:font-size-asian="10pt" style:font-size-complex="10pt"/>
    </style:style>
    <style:style style:name="P57" style:family="paragraph" style:parent-style-name="Text_20_body" style:list-style-name="L87">
      <style:text-properties style:font-name="Tinos1" fo:font-size="10pt" style:font-size-asian="10pt" style:font-size-complex="10pt"/>
    </style:style>
    <style:style style:name="P58" style:family="paragraph" style:parent-style-name="Text_20_body" style:list-style-name="L93">
      <style:text-properties style:font-name="Tinos1" fo:font-size="10pt" style:font-size-asian="10pt" style:font-size-complex="10pt"/>
    </style:style>
    <style:style style:name="P59" style:family="paragraph" style:parent-style-name="Text_20_body">
      <style:text-properties style:font-name="Tinos1" fo:font-size="10pt" fo:font-weight="bold" style:font-size-asian="10pt" style:font-weight-asian="bold" style:font-size-complex="10pt" style:font-weight-complex="bold"/>
    </style:style>
    <style:style style:name="P60" style:family="paragraph" style:parent-style-name="Text_20_body" style:list-style-name="L21"/>
    <style:style style:name="P61" style:family="paragraph" style:parent-style-name="Text_20_body" style:list-style-name="L62"/>
    <style:style style:name="P62" style:family="paragraph" style:parent-style-name="Text_20_body" style:list-style-name="L63"/>
    <style:style style:name="P63" style:family="paragraph" style:parent-style-name="Text_20_body" style:list-style-name="L64"/>
    <style:style style:name="P64" style:family="paragraph" style:parent-style-name="Text_20_body" style:list-style-name="L66"/>
    <style:style style:name="P65" style:family="paragraph" style:parent-style-name="Text_20_body" style:list-style-name="L70"/>
    <style:style style:name="P66" style:family="paragraph" style:parent-style-name="Text_20_body" style:list-style-name="L71"/>
    <style:style style:name="P67" style:family="paragraph" style:parent-style-name="Text_20_body" style:list-style-name="L72"/>
    <style:style style:name="P68" style:family="paragraph" style:parent-style-name="Text_20_body" style:list-style-name="L73"/>
    <style:style style:name="P69" style:family="paragraph" style:parent-style-name="Text_20_body" style:list-style-name="L74"/>
    <style:style style:name="P70" style:family="paragraph" style:parent-style-name="Text_20_body" style:list-style-name="L75"/>
    <style:style style:name="P71" style:family="paragraph" style:parent-style-name="Text_20_body" style:list-style-name="L76"/>
    <style:style style:name="P72" style:family="paragraph" style:parent-style-name="Text_20_body" style:list-style-name="L77"/>
    <style:style style:name="P73" style:family="paragraph" style:parent-style-name="Text_20_body" style:list-style-name="L78"/>
    <style:style style:name="P74" style:family="paragraph" style:parent-style-name="Text_20_body" style:list-style-name="L82"/>
    <style:style style:name="P75" style:family="paragraph" style:parent-style-name="Text_20_body" style:list-style-name="L83"/>
    <style:style style:name="P76" style:family="paragraph" style:parent-style-name="Text_20_body" style:list-style-name="L84"/>
    <style:style style:name="P77" style:family="paragraph" style:parent-style-name="Text_20_body" style:list-style-name="L85"/>
    <style:style style:name="P78" style:family="paragraph" style:parent-style-name="Text_20_body" style:list-style-name="L86"/>
    <style:style style:name="P79" style:family="paragraph" style:parent-style-name="Text_20_body" style:list-style-name="L87"/>
    <style:style style:name="P80" style:family="paragraph" style:parent-style-name="Text_20_body" style:list-style-name="L88"/>
    <style:style style:name="P81" style:family="paragraph" style:parent-style-name="Text_20_body" style:list-style-name="L89"/>
    <style:style style:name="P82" style:family="paragraph" style:parent-style-name="Text_20_body" style:list-style-name="L90"/>
    <style:style style:name="P83" style:family="paragraph" style:parent-style-name="Text_20_body" style:list-style-name="L91"/>
    <style:style style:name="P84" style:family="paragraph" style:parent-style-name="Text_20_body" style:list-style-name="L93"/>
    <style:style style:name="P85" style:family="paragraph" style:parent-style-name="Text_20_body" style:list-style-name="L94"/>
    <style:style style:name="P86" style:family="paragraph" style:parent-style-name="Text_20_body" style:list-style-name="L95"/>
    <style:style style:name="P87" style:family="paragraph" style:parent-style-name="Text_20_body" style:list-style-name="L96"/>
    <style:style style:name="P88" style:family="paragraph" style:parent-style-name="Text_20_body" style:list-style-name="L97"/>
    <style:style style:name="P89" style:family="paragraph" style:parent-style-name="Text_20_body" style:list-style-name="L98"/>
    <style:style style:name="P90" style:family="paragraph" style:parent-style-name="Text_20_body" style:list-style-name="L99"/>
    <style:style style:name="P91" style:family="paragraph" style:parent-style-name="Text_20_body" style:list-style-name="L100"/>
    <style:style style:name="P92" style:family="paragraph" style:parent-style-name="Text_20_body" style:list-style-name="L101"/>
    <style:style style:name="P93" style:family="paragraph" style:parent-style-name="Text_20_body">
      <style:paragraph-properties fo:margin-top="0in" fo:margin-bottom="0in"/>
    </style:style>
    <style:style style:name="P94" style:family="paragraph" style:parent-style-name="Text_20_body" style:list-style-name="L2">
      <style:paragraph-properties fo:margin-top="0in" fo:margin-bottom="0in"/>
    </style:style>
    <style:style style:name="P95" style:family="paragraph" style:parent-style-name="Text_20_body" style:list-style-name="L3">
      <style:paragraph-properties fo:margin-top="0in" fo:margin-bottom="0in"/>
    </style:style>
    <style:style style:name="P96" style:family="paragraph" style:parent-style-name="Text_20_body" style:list-style-name="L4">
      <style:paragraph-properties fo:margin-top="0in" fo:margin-bottom="0in"/>
    </style:style>
    <style:style style:name="P97" style:family="paragraph" style:parent-style-name="Text_20_body" style:list-style-name="L4">
      <style:paragraph-properties fo:margin-top="0in" fo:margin-bottom="0in"/>
      <style:text-properties style:font-name="Tinos1" fo:font-size="10pt" style:font-size-asian="10pt" style:font-size-complex="10pt"/>
    </style:style>
    <style:style style:name="P98" style:family="paragraph" style:parent-style-name="Text_20_body" style:list-style-name="L10">
      <style:paragraph-properties fo:margin-top="0in" fo:margin-bottom="0in"/>
      <style:text-properties style:font-name="Tinos1" fo:font-size="10pt" style:font-size-asian="10pt" style:font-size-complex="10pt"/>
    </style:style>
    <style:style style:name="P99" style:family="paragraph" style:parent-style-name="Text_20_body" style:list-style-name="L13">
      <style:paragraph-properties fo:margin-top="0in" fo:margin-bottom="0in"/>
      <style:text-properties style:font-name="Tinos1" fo:font-size="10pt" style:font-size-asian="10pt" style:font-size-complex="10pt"/>
    </style:style>
    <style:style style:name="P100" style:family="paragraph" style:parent-style-name="Text_20_body" style:list-style-name="L14">
      <style:paragraph-properties fo:margin-top="0in" fo:margin-bottom="0in"/>
      <style:text-properties style:font-name="Tinos1" fo:font-size="10pt" style:font-size-asian="10pt" style:font-size-complex="10pt"/>
    </style:style>
    <style:style style:name="P101" style:family="paragraph" style:parent-style-name="Text_20_body" style:list-style-name="L19">
      <style:paragraph-properties fo:margin-top="0in" fo:margin-bottom="0in"/>
      <style:text-properties style:font-name="Tinos1" fo:font-size="10pt" style:font-size-asian="10pt" style:font-size-complex="10pt"/>
    </style:style>
    <style:style style:name="P102" style:family="paragraph" style:parent-style-name="Text_20_body" style:list-style-name="L65">
      <style:paragraph-properties fo:margin-top="0in" fo:margin-bottom="0in"/>
      <style:text-properties style:font-name="Tinos1" fo:font-size="10pt" style:font-size-asian="10pt" style:font-size-complex="10pt"/>
    </style:style>
    <style:style style:name="P103" style:family="paragraph" style:parent-style-name="Text_20_body" style:list-style-name="L76">
      <style:paragraph-properties fo:margin-top="0in" fo:margin-bottom="0in"/>
      <style:text-properties style:font-name="Tinos1" fo:font-size="10pt" style:font-size-asian="10pt" style:font-size-complex="10pt"/>
    </style:style>
    <style:style style:name="P104" style:family="paragraph" style:parent-style-name="Text_20_body" style:list-style-name="L79">
      <style:paragraph-properties fo:margin-top="0in" fo:margin-bottom="0in"/>
      <style:text-properties style:font-name="Tinos1" fo:font-size="10pt" style:font-size-asian="10pt" style:font-size-complex="10pt"/>
    </style:style>
    <style:style style:name="P105" style:family="paragraph" style:parent-style-name="Text_20_body" style:list-style-name="L80">
      <style:paragraph-properties fo:margin-top="0in" fo:margin-bottom="0in"/>
      <style:text-properties style:font-name="Tinos1" fo:font-size="10pt" style:font-size-asian="10pt" style:font-size-complex="10pt"/>
    </style:style>
    <style:style style:name="P106" style:family="paragraph" style:parent-style-name="Text_20_body" style:list-style-name="L85">
      <style:paragraph-properties fo:margin-top="0in" fo:margin-bottom="0in"/>
      <style:text-properties style:font-name="Tinos1" fo:font-size="10pt" style:font-size-asian="10pt" style:font-size-complex="10pt"/>
    </style:style>
    <style:style style:name="P107" style:family="paragraph" style:parent-style-name="Text_20_body" style:list-style-name="L91">
      <style:paragraph-properties fo:margin-top="0in" fo:margin-bottom="0in"/>
      <style:text-properties style:font-name="Tinos1" fo:font-size="10pt" style:font-size-asian="10pt" style:font-size-complex="10pt"/>
    </style:style>
    <style:style style:name="P108" style:family="paragraph" style:parent-style-name="Text_20_body" style:list-style-name="L5">
      <style:paragraph-properties fo:margin-top="0in" fo:margin-bottom="0in"/>
    </style:style>
    <style:style style:name="P109" style:family="paragraph" style:parent-style-name="Text_20_body" style:list-style-name="L6">
      <style:paragraph-properties fo:margin-top="0in" fo:margin-bottom="0in"/>
    </style:style>
    <style:style style:name="P110" style:family="paragraph" style:parent-style-name="Text_20_body" style:list-style-name="L8">
      <style:paragraph-properties fo:margin-top="0in" fo:margin-bottom="0in"/>
    </style:style>
    <style:style style:name="P111" style:family="paragraph" style:parent-style-name="Text_20_body" style:list-style-name="L9">
      <style:paragraph-properties fo:margin-top="0in" fo:margin-bottom="0in"/>
    </style:style>
    <style:style style:name="P112" style:family="paragraph" style:parent-style-name="Text_20_body" style:list-style-name="L11">
      <style:paragraph-properties fo:margin-top="0in" fo:margin-bottom="0in"/>
    </style:style>
    <style:style style:name="P113" style:family="paragraph" style:parent-style-name="Text_20_body" style:list-style-name="L13">
      <style:paragraph-properties fo:margin-top="0in" fo:margin-bottom="0in"/>
    </style:style>
    <style:style style:name="P114" style:family="paragraph" style:parent-style-name="Text_20_body" style:list-style-name="L14">
      <style:paragraph-properties fo:margin-top="0in" fo:margin-bottom="0in"/>
    </style:style>
    <style:style style:name="P115" style:family="paragraph" style:parent-style-name="Text_20_body" style:list-style-name="L16">
      <style:paragraph-properties fo:margin-top="0in" fo:margin-bottom="0in"/>
    </style:style>
    <style:style style:name="P116" style:family="paragraph" style:parent-style-name="Text_20_body" style:list-style-name="L17">
      <style:paragraph-properties fo:margin-top="0in" fo:margin-bottom="0in"/>
    </style:style>
    <style:style style:name="P117" style:family="paragraph" style:parent-style-name="Text_20_body" style:list-style-name="L18">
      <style:paragraph-properties fo:margin-top="0in" fo:margin-bottom="0in"/>
    </style:style>
    <style:style style:name="P118" style:family="paragraph" style:parent-style-name="Text_20_body" style:list-style-name="L20">
      <style:paragraph-properties fo:margin-top="0in" fo:margin-bottom="0in"/>
    </style:style>
    <style:style style:name="P119" style:family="paragraph" style:parent-style-name="Text_20_body" style:list-style-name="L63">
      <style:paragraph-properties fo:margin-top="0in" fo:margin-bottom="0in"/>
      <style:text-properties style:font-name="Tinos1" fo:font-size="10pt" style:text-underline-style="none" fo:font-weight="normal" style:font-size-asian="10pt" style:font-weight-asian="normal" style:font-size-complex="10pt" style:font-weight-complex="normal"/>
    </style:style>
    <style:style style:name="P120" style:family="paragraph" style:parent-style-name="Text_20_body">
      <style:paragraph-properties fo:margin-top="0in" fo:margin-bottom="0in"/>
      <style:text-properties style:font-name="Tinos1" fo:font-size="10pt" style:font-size-asian="10pt" style:font-size-complex="10pt"/>
    </style:style>
    <style:style style:name="P121" style:family="paragraph" style:parent-style-name="Text_20_body" style:list-style-name="L86">
      <style:paragraph-properties fo:margin-top="0in" fo:margin-bottom="0in"/>
      <style:text-properties style:font-name="Tinos1" fo:font-size="10pt" style:font-size-asian="10pt" style:font-size-complex="10pt"/>
    </style:style>
    <style:style style:name="P122" style:family="paragraph" style:parent-style-name="Text_20_body" style:list-style-name="L93">
      <style:paragraph-properties fo:margin-top="0in" fo:margin-bottom="0in"/>
      <style:text-properties style:font-name="Tinos1" fo:font-size="10pt" style:font-size-asian="10pt" style:font-size-complex="10pt"/>
    </style:style>
    <style:style style:name="P123" style:family="paragraph" style:parent-style-name="Text_20_body" style:list-style-name="L94">
      <style:paragraph-properties fo:margin-top="0in" fo:margin-bottom="0in"/>
      <style:text-properties style:font-name="Tinos1" fo:font-size="10pt" style:font-size-asian="10pt" style:font-size-complex="10pt"/>
    </style:style>
    <style:style style:name="P124" style:family="paragraph" style:parent-style-name="Text_20_body" style:list-style-name="L95">
      <style:paragraph-properties fo:margin-top="0in" fo:margin-bottom="0in"/>
      <style:text-properties style:font-name="Tinos1" fo:font-size="10pt" style:font-size-asian="10pt" style:font-size-complex="10pt"/>
    </style:style>
    <style:style style:name="P125" style:family="paragraph" style:parent-style-name="Text_20_body" style:list-style-name="L62">
      <style:paragraph-properties fo:margin-top="0in" fo:margin-bottom="0in"/>
    </style:style>
    <style:style style:name="P126" style:family="paragraph" style:parent-style-name="Text_20_body" style:list-style-name="L64">
      <style:paragraph-properties fo:margin-top="0in" fo:margin-bottom="0in"/>
    </style:style>
    <style:style style:name="P127" style:family="paragraph" style:parent-style-name="Text_20_body" style:list-style-name="L65">
      <style:paragraph-properties fo:margin-top="0in" fo:margin-bottom="0in"/>
    </style:style>
    <style:style style:name="P128" style:family="paragraph" style:parent-style-name="Text_20_body" style:list-style-name="L66">
      <style:paragraph-properties fo:margin-top="0in" fo:margin-bottom="0in"/>
    </style:style>
    <style:style style:name="P129" style:family="paragraph" style:parent-style-name="Text_20_body" style:list-style-name="L67">
      <style:paragraph-properties fo:margin-top="0in" fo:margin-bottom="0in"/>
    </style:style>
    <style:style style:name="P130" style:family="paragraph" style:parent-style-name="Text_20_body" style:list-style-name="L68">
      <style:paragraph-properties fo:margin-top="0in" fo:margin-bottom="0in"/>
    </style:style>
    <style:style style:name="P131" style:family="paragraph" style:parent-style-name="Text_20_body" style:list-style-name="L69">
      <style:paragraph-properties fo:margin-top="0in" fo:margin-bottom="0in"/>
    </style:style>
    <style:style style:name="P132" style:family="paragraph" style:parent-style-name="Text_20_body" style:list-style-name="L71">
      <style:paragraph-properties fo:margin-top="0in" fo:margin-bottom="0in"/>
    </style:style>
    <style:style style:name="P133" style:family="paragraph" style:parent-style-name="Text_20_body" style:list-style-name="L72">
      <style:paragraph-properties fo:margin-top="0in" fo:margin-bottom="0in"/>
    </style:style>
    <style:style style:name="P134" style:family="paragraph" style:parent-style-name="Text_20_body" style:list-style-name="L74">
      <style:paragraph-properties fo:margin-top="0in" fo:margin-bottom="0in"/>
    </style:style>
    <style:style style:name="P135" style:family="paragraph" style:parent-style-name="Text_20_body" style:list-style-name="L75">
      <style:paragraph-properties fo:margin-top="0in" fo:margin-bottom="0in"/>
    </style:style>
    <style:style style:name="P136" style:family="paragraph" style:parent-style-name="Text_20_body" style:list-style-name="L77">
      <style:paragraph-properties fo:margin-top="0in" fo:margin-bottom="0in"/>
    </style:style>
    <style:style style:name="P137" style:family="paragraph" style:parent-style-name="Text_20_body" style:list-style-name="L79">
      <style:paragraph-properties fo:margin-top="0in" fo:margin-bottom="0in"/>
    </style:style>
    <style:style style:name="P138" style:family="paragraph" style:parent-style-name="Text_20_body" style:list-style-name="L80">
      <style:paragraph-properties fo:margin-top="0in" fo:margin-bottom="0in"/>
    </style:style>
    <style:style style:name="P139" style:family="paragraph" style:parent-style-name="Text_20_body" style:list-style-name="L82">
      <style:paragraph-properties fo:margin-top="0in" fo:margin-bottom="0in"/>
    </style:style>
    <style:style style:name="P140" style:family="paragraph" style:parent-style-name="Text_20_body" style:list-style-name="L83">
      <style:paragraph-properties fo:margin-top="0in" fo:margin-bottom="0in"/>
    </style:style>
    <style:style style:name="P141" style:family="paragraph" style:parent-style-name="Text_20_body" style:list-style-name="L84">
      <style:paragraph-properties fo:margin-top="0in" fo:margin-bottom="0in"/>
    </style:style>
    <style:style style:name="P142" style:family="paragraph" style:parent-style-name="Text_20_body" style:list-style-name="L86">
      <style:paragraph-properties fo:margin-top="0in" fo:margin-bottom="0in"/>
    </style:style>
    <style:style style:name="P143" style:family="paragraph" style:parent-style-name="Text_20_body" style:list-style-name="L87">
      <style:paragraph-properties fo:margin-top="0in" fo:margin-bottom="0in"/>
    </style:style>
    <style:style style:name="P144" style:family="paragraph" style:parent-style-name="Text_20_body" style:list-style-name="L90">
      <style:paragraph-properties fo:margin-top="0in" fo:margin-bottom="0in"/>
    </style:style>
    <style:style style:name="P145" style:family="paragraph" style:parent-style-name="Text_20_body" style:list-style-name="L91">
      <style:paragraph-properties fo:margin-top="0in" fo:margin-bottom="0in"/>
    </style:style>
    <style:style style:name="P146" style:family="paragraph" style:parent-style-name="Text_20_body" style:list-style-name="L92">
      <style:paragraph-properties fo:margin-top="0in" fo:margin-bottom="0in"/>
    </style:style>
    <style:style style:name="P147" style:family="paragraph" style:parent-style-name="Text_20_body" style:list-style-name="L93">
      <style:paragraph-properties fo:margin-top="0in" fo:margin-bottom="0in"/>
    </style:style>
    <style:style style:name="P148" style:family="paragraph" style:parent-style-name="Text_20_body" style:list-style-name="L95">
      <style:paragraph-properties fo:margin-top="0in" fo:margin-bottom="0in"/>
    </style:style>
    <style:style style:name="P149" style:family="paragraph" style:parent-style-name="Text_20_body" style:list-style-name="L97">
      <style:paragraph-properties fo:margin-top="0in" fo:margin-bottom="0in"/>
    </style:style>
    <style:style style:name="P150" style:family="paragraph" style:parent-style-name="Standard">
      <style:text-properties style:font-name="Tinos1" fo:font-size="10pt" style:font-size-asian="10pt" style:font-size-complex="10pt"/>
    </style:style>
    <style:style style:name="P151" style:family="paragraph" style:parent-style-name="Standard" style:list-style-name="L15">
      <style:text-properties style:font-name="Tinos1" fo:font-size="10pt" style:font-size-asian="10pt" style:font-size-complex="10pt"/>
    </style:style>
    <style:style style:name="P152" style:family="paragraph" style:parent-style-name="Standard" style:list-style-name="L81">
      <style:text-properties style:font-name="Tinos1" fo:font-size="10pt" style:font-size-asian="10pt" style:font-size-complex="10pt"/>
    </style:style>
    <style:style style:name="P153" style:family="paragraph" style:parent-style-name="Standard">
      <style:text-properties style:font-name="Tinos1" fo:font-size="10pt" style:text-underline-style="solid" style:text-underline-width="auto" style:text-underline-color="font-color" fo:font-weight="bold" style:font-size-asian="10pt" style:font-weight-asian="bold" style:font-size-complex="10pt" style:font-weight-complex="bold"/>
    </style:style>
    <style:style style:name="P154" style:family="paragraph" style:parent-style-name="Standard">
      <style:text-properties fo:font-size="10pt" style:text-underline-style="solid" style:text-underline-width="auto" style:text-underline-color="font-color" fo:font-weight="bold" style:font-size-asian="10pt" style:font-weight-asian="bold" style:font-size-complex="10pt" style:font-weight-complex="bold"/>
    </style:style>
    <style:style style:name="P155" style:family="paragraph" style:parent-style-name="Standard">
      <style:text-properties fo:font-size="10pt" style:font-size-asian="10pt" style:font-size-complex="10pt"/>
    </style:style>
    <style:style style:name="P156" style:family="paragraph" style:parent-style-name="Standard">
      <style:text-properties fo:font-size="10pt"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P157" style:family="paragraph" style:parent-style-name="Standard">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158" style:family="paragraph" style:parent-style-name="Standard">
      <style:text-properties fo:font-size="10pt" style:text-underline-style="none" fo:font-weight="normal" style:font-size-asian="10pt" style:font-weight-asian="normal" style:font-size-complex="10pt" style:font-weight-complex="normal"/>
    </style:style>
    <style:style style:name="P159" style:family="paragraph" style:parent-style-name="Standard">
      <style:text-properties style:font-name="Tinos1" fo:font-size="10pt" style:text-underline-style="solid" style:text-underline-width="auto" style:text-underline-color="font-color" fo:font-weight="bold" style:font-size-asian="10pt" style:font-weight-asian="bold" style:font-size-complex="10pt" style:font-weight-complex="bold"/>
    </style:style>
    <style:style style:name="P160" style:family="paragraph" style:parent-style-name="Standard">
      <style:text-properties style:font-name="Tinos1" fo:font-size="10pt" style:text-underline-style="none" fo:font-weight="normal" style:font-size-asian="10pt" style:font-weight-asian="normal" style:font-size-complex="10pt" style:font-weight-complex="normal"/>
    </style:style>
    <style:style style:name="T1" style:family="text">
      <style:text-properties fo:font-size="10pt" style:font-size-asian="10pt" style:font-size-complex="10pt"/>
    </style:style>
    <style:style style:name="T2" style:family="text">
      <style:text-properties fo:font-size="10pt" style:text-underline-style="solid" style:text-underline-width="auto" style:text-underline-color="font-color" fo:font-weight="bold" style:font-size-asian="10pt" style:font-weight-asian="bold" style:font-size-complex="10pt" style:font-weight-complex="bold"/>
    </style:style>
    <style:style style:name="T3" style:family="text">
      <style:text-properties style:font-name="Tinos1"/>
    </style:style>
    <style:style style:name="T4" style:family="text">
      <style:text-properties style:font-name="Tinos1" fo:font-size="10pt" style:font-size-asian="10pt" style:font-size-complex="10pt"/>
    </style:style>
    <style:style style:name="T5" style:family="text">
      <style:text-properties style:text-underline-style="none" fo:font-weight="normal" style:font-weight-asian="normal" style:font-weight-complex="normal"/>
    </style:style>
    <style:style style:name="T6" style:family="text">
      <style:text-properties style:font-name="Tinos1"/>
    </style:style>
    <style:style style:name="T7" style:family="text">
      <style:text-properties style:font-name="Tinos1" fo:font-size="10pt" style:text-underline-style="none" fo:font-weight="normal" style:font-size-asian="10pt" style:font-weight-asian="normal" style:font-size-complex="10pt" style:font-weight-complex="normal"/>
    </style:style>
    <style:style style:name="T8" style:family="text">
      <style:text-properties style:font-name="Tinos1" fo:font-size="10pt" style:font-size-asian="10pt" style:font-size-complex="10pt"/>
    </style:style>
    <style:style style:name="T9" style:family="text">
      <style:text-properties style:font-name="Tinos1" fo:font-size="10pt" style:text-underline-style="solid" style:text-underline-width="auto" style:text-underline-color="font-color" fo:font-weight="bold" style:font-size-asian="10pt" style:font-weight-asian="bold" style:font-size-complex="10pt" style:font-weight-complex="bold"/>
    </style:style>
    <style:style style:name="T10" style:family="text">
      <style:text-properties style:font-name="Tinos1" fo:font-size="10pt" fo:font-weight="normal" style:font-size-asian="10pt" style:font-weight-asian="normal" style:font-size-complex="10pt" style:font-weight-complex="normal"/>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font-size="9pt" style:text-underline-style="none" fo:font-weight="normal" style:font-size-asian="9pt" style:font-weight-asian="normal" style:font-size-complex="9pt" style:font-weight-complex="normal"/>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T4">Los </text:span><text:span text:style-name="Strong_20_Emphasis"><text:span text:style-name="T4">contenedores</text:span></text:span><text:span text:style-name="T4"> son una tecnología que permite empaquetar y ejecutar aplicaciones de manera aislada, con todas sus dependencias y configuraciones necesarias para funcionar correctamente, sin necesidad de un sistema operativo completo para cada aplicación.</text:span></text:p>
      <text:h text:style-name="P3" text:outline-level="3">Características clave de los contenedores:</text:h>
      <text:list xml:id="list9047690500511268035" text:style-name="L21">
        <text:list-item>
          <text:p text:style-name="P60"><text:span text:style-name="Strong_20_Emphasis"><text:span text:style-name="T4">Aislamiento de aplicaciones</text:span></text:span><text:span text:style-name="T4">: Los contenedores permiten que cada aplicación se ejecute de forma aislada en su propio entorno, sin interferir con otras aplicaciones en el mismo sistema. Aunque comparten el mismo núcleo del sistema operativo, cada contenedor tiene sus propias bibliotecas y dependencias, lo que garantiza que una aplicación en un contenedor no interfiera con otra.</text:span></text:p>
        </text:list-item>
        <text:list-item>
          <text:p text:style-name="P60"><text:span text:style-name="Strong_20_Emphasis"><text:span text:style-name="T4">Portabilidad</text:span></text:span><text:span text:style-name="T4">: Un contenedor empaqueta no solo el código de la aplicación, sino también todas las dependencias que necesita (librerías, configuraciones, etc.). Esto significa que puedes ejecutar un contenedor en cualquier lugar que soporte la tecnología de contenedores (como Docker), sin preocuparte por diferencias entre sistemas.</text:span></text:p>
        </text:list-item>
        <text:list-item>
          <text:p text:style-name="P60"><text:span text:style-name="Strong_20_Emphasis"><text:span text:style-name="T4">Ligereza</text:span></text:span><text:span text:style-name="T4">: A diferencia de una máquina virtual (VM), los contenedores no necesitan incluir un sistema operativo completo. Esto los hace más livianos en cuanto a consumo de recursos como memoria y almacenamiento. Son rápidos para iniciar y detener, ya que no requieren cargar un OS completo.</text:span></text:p>
        </text:list-item>
        <text:list-item>
          <text:p text:style-name="P60"><text:span text:style-name="Strong_20_Emphasis"><text:span text:style-name="T4">Reutilización de recursos</text:span></text:span><text:span text:style-name="T4">: Los contenedores comparten el mismo núcleo del sistema operativo del host, lo que les permite ser más eficientes que las máquinas virtuales. Por ejemplo, varias aplicaciones dentro de contenedores pueden compartir el mismo sistema operativo subyacente, pero aún ejecutarse de forma aislada.</text:span></text:p>
        </text:list-item>
        <text:list-item>
          <text:p text:style-name="P60"><text:span text:style-name="Strong_20_Emphasis"><text:span text:style-name="T4">Escalabilidad</text:span></text:span><text:span text:style-name="T4">: Debido a su ligereza y la rapidez con la que se inician, los contenedores son ideales para sistemas escalables, donde se necesita lanzar rápidamente muchas instancias de una aplicación en diferentes entornos (por ejemplo, en entornos de microservicios).</text:span></text:p>
        </text:list-item>
      </text:list>
      <text:h text:style-name="P3" text:outline-level="3">Cómo funcionan los contenedores:</text:h>
      <text:p text:style-name="Text_20_body"><text:span text:style-name="T4">Los contenedores agrupan todo lo que una aplicación necesita para ejecutarse: su código, librerías, configuraciones y dependencias. Los contenedores se ejecutan sobre un </text:span><text:span text:style-name="Strong_20_Emphasis"><text:span text:style-name="T4">motor de contenedores</text:span></text:span><text:span text:style-name="T4">, como </text:span><text:span text:style-name="Strong_20_Emphasis"><text:span text:style-name="T4">Docker</text:span></text:span><text:span text:style-name="T4">, que actúa como intermediario entre los contenedores y el sistema operativo del host. Esto permite que los contenedores se ejecuten en cualquier sistema que soporte ese motor.</text:span></text:p>
      <text:h text:style-name="P3" text:outline-level="3">Comparación con máquinas virtuales (VMs):</text:h>
      <text:list xml:id="list1654995035807275894" text:style-name="L62">
        <text:list-item>
          <text:p text:style-name="P125"><text:span text:style-name="Strong_20_Emphasis"><text:span text:style-name="T4">Contenedores</text:span></text:span><text:span text:style-name="T4">: Ejecutan solo la aplicación y sus dependencias. Comparten el mismo núcleo del sistema operativo del host, lo que los hace ligeros y rápidos.</text:span></text:p>
        </text:list-item>
        <text:list-item>
          <text:p text:style-name="P61"><text:span text:style-name="Strong_20_Emphasis"><text:span text:style-name="T4">Máquinas virtuales</text:span></text:span><text:span text:style-name="T4">: Ejecutan un sistema operativo completo junto con la aplicación. Tienen mayor aislamiento pero consumen más recursos.</text:span></text:p>
        </text:list-item>
      </text:list>
      <text:h text:style-name="P14" text:outline-level="3">Contenedores Docker</text:h>
      <text:list xml:id="list791899968228293395" text:style-name="L63">
        <text:list-item>
          <text:p text:style-name="P62"><text:span text:style-name="Strong_20_Emphasis"><text:span text:style-name="T7">Compatibilidad con el Sistema Operativo del Host</text:span></text:span><text:span text:style-name="T7">:</text:span></text:p>
          <text:list>
            <text:list-item>
              <text:p text:style-name="P119">Los contenedores Docker comparten el núcleo del sistema operativo (kernel) con el host. Esto significa que si el host está en Ubuntu (Linux), cualquier contenedor basado en Linux, como Debian, puede ejecutarse sin necesidad de virtualizar un nuevo kernel.</text:p>
            </text:list-item>
            <text:list-item>
              <text:p text:style-name="P119">Docker no emula un sistema operativo completo; simplemente crea un entorno aislado para cada contenedor. En tu ejemplo, el contenedor de Debian no ejecuta el kernel de Debian; usa el kernel de Ubuntu (o del host).</text:p>
            </text:list-item>
            <text:list-item>
              <text:p text:style-name="P119">Los contenedores usan solo las partes del sistema necesarias para ejecutar aplicaciones específicas, lo que los hace ligeros y eficientes.</text:p>
            </text:list-item>
          </text:list>
        </text:list-item>
        <text:list-item>
          <text:p text:style-name="P62"><text:span text:style-name="Strong_20_Emphasis"><text:span text:style-name="T7">Sistema de Archivos y Aislamiento</text:span></text:span><text:span text:style-name="T7">:</text:span></text:p>
          <text:list>
            <text:list-item>
              <text:p text:style-name="P119">Docker usa un sistema de archivos de capas, donde cada imagen contiene el sistema de archivos del contenedor (como Debian en este caso) y puede añadir cambios sobre él.</text:p>
            </text:list-item>
            <text:list-item>
              <text:p text:style-name="P119">Cada contenedor tiene su propio sistema de archivos aislado, que se monta desde la imagen de Docker y luego se puede personalizar, pero sin modificar la base del host.</text:p>
            </text:list-item>
          </text:list>
          <text:p text:style-name="P62"><text:span text:style-name="Strong_20_Emphasis"><text:span text:style-name="T7"/></text:span></text:p>
          <text:p text:style-name="P62"><text:span text:style-name="Strong_20_Emphasis"><text:span text:style-name="T7"/></text:span></text:p>
        </text:list-item>
        <text:list-item>
          <text:p text:style-name="P62"><text:soft-page-break/><text:span text:style-name="Strong_20_Emphasis"><text:span text:style-name="T7">Recursos y Aislamiento de Procesos</text:span></text:span><text:span text:style-name="T7">:</text:span></text:p>
          <text:list>
            <text:list-item>
              <text:p text:style-name="P119">Docker usa namespaces y cgroups para aislar procesos y asignar recursos específicos (CPU, memoria) a los contenedores.</text:p>
            </text:list-item>
            <text:list-item>
              <text:p text:style-name="P119">El contenedor de Debian en Docker tendrá sus propios procesos (como si estuviera en un sistema Debian), pero esos procesos son administrados y monitoreados directamente por el kernel de Ubuntu, sin necesidad de hipervisores o capas adicionales.</text:p>
            </text:list-item>
          </text:list>
        </text:list-item>
        <text:list-item>
          <text:p text:style-name="P62"><text:span text:style-name="Strong_20_Emphasis"><text:span text:style-name="T7">Arranque Rápido</text:span></text:span><text:span text:style-name="T7">:</text:span></text:p>
          <text:list>
            <text:list-item>
              <text:p text:style-name="P53">Dado que Docker comparte el kernel del host y no inicia un sistema operativo completo, los contenedores arrancan rápidamente.</text:p>
            </text:list-item>
          </text:list>
        </text:list-item>
      </text:list>
      <text:p text:style-name="Text_20_body"><text:span text:style-name="T4"/></text:p>
      <text:h text:style-name="P3" text:outline-level="3">Ejemplo del uso de contenedores:</text:h>
      <text:p text:style-name="P6">Un desarrollador podría crear un contenedor que contiene una aplicación web junto con todas sus dependencias (librerías, servidor web, etc.). Este contenedor puede ejecutarse en el equipo del desarrollador, en un servidor de producción o incluso en la nube sin necesidad de hacer modificaciones, lo que facilita el despliegue y mantenimiento de aplicaciones en diferentes entornos.</text:p>
      <text:h text:style-name="P3" text:outline-level="3">Herramientas populares para manejar contenedores:</text:h>
      <text:list xml:id="list6476742474210949337" text:style-name="L64">
        <text:list-item>
          <text:p text:style-name="P126"><text:span text:style-name="Strong_20_Emphasis"><text:span text:style-name="T4">Docker</text:span></text:span><text:span text:style-name="T4">: La herramienta más conocida para la creación y gestión de contenedores.</text:span></text:p>
        </text:list-item>
        <text:list-item>
          <text:p text:style-name="P63"><text:span text:style-name="Strong_20_Emphasis"><text:span text:style-name="T4">Kubernetes</text:span></text:span><text:span text:style-name="T4">: Un sistema de orquestación que permite gestionar grandes cantidades de contenedores, facilitando su despliegue, escalado y operación.</text:span></text:p>
        </text:list-item>
      </text:list>
      <text:p text:style-name="P10"/>
      <text:p text:style-name="P10"/>
      <text:p text:style-name="P10"/>
      <text:p text:style-name="P10"/>
      <text:p text:style-name="P10"/>
      <text:p text:style-name="P10"/>
      <text:h text:style-name="P3" text:outline-level="3">¿Cómo funciona Docker?</text:h>
      <text:p text:style-name="Text_20_body"><text:span text:style-name="Strong_20_Emphasis"><text:span text:style-name="T4">Docker</text:span></text:span><text:span text:style-name="T4"> es una plataforma que permite crear, ejecutar y gestionar contenedores. El flujo general de funcionamiento de Docker sigue estos pasos clave:</text:span></text:p>
      <text:h text:style-name="Heading_20_4" text:outline-level="4"><text:span text:style-name="T4">1. </text:span><text:span text:style-name="Strong_20_Emphasis"><text:span text:style-name="T4">Dockerfile</text:span></text:span><text:span text:style-name="T4">: Creación de la imagen</text:span></text:h>
      <text:list xml:id="list7512228175455313367" text:style-name="L65">
        <text:list-item>
          <text:p text:style-name="P127"><text:span text:style-name="T4">Un </text:span><text:span text:style-name="Strong_20_Emphasis"><text:span text:style-name="T4">Dockerfile</text:span></text:span><text:span text:style-name="T4"> es un archivo de texto que contiene las instrucciones para construir una imagen de Docker. Es como una receta que especifica cómo se debe configurar el contenedor. Incluye:</text:span></text:p>
          <text:list>
            <text:list-item>
              <text:p text:style-name="P102">El sistema operativo base.</text:p>
            </text:list-item>
            <text:list-item>
              <text:p text:style-name="P102">Las dependencias que necesita la aplicación (bibliotecas, frameworks, etc.).</text:p>
            </text:list-item>
            <text:list-item>
              <text:p text:style-name="P102">El código fuente de la aplicación.</text:p>
            </text:list-item>
            <text:list-item>
              <text:p text:style-name="P30">Variables de entorno, comandos a ejecutar, etc.</text:p>
            </text:list-item>
          </text:list>
        </text:list-item>
      </text:list>
      <text:p text:style-name="P6"><text:tab/><text:span text:style-name="T11">IMAGEN DOCKER Y DOCKERFILE</text:span></text:p>
      <text:list xml:id="list6656381516401095332" text:style-name="L66">
        <text:list-header>
          <text:p text:style-name="P55"><text:span text:style-name="T5">Un DOCKERFILE</text:span> un archivo de texto que contiene las instrucciones para construir la imagen. </text:p>
          <text:p text:style-name="P128"><text:span text:style-name="Strong_20_Emphasis"><text:span text:style-name="T4">CMD</text:span></text:span><text:span text:style-name="T4"> especifica un comando por defecto que se ejecuta al iniciar el contenedor, pero solo se ejecuta si no se proporciona otro comando en la línea de ejecución. Cuando se usa junto con </text:span><text:span text:style-name="Source_20_Text"><text:span text:style-name="T4">ENTRYPOINT</text:span></text:span><text:span text:style-name="T4">, </text:span><text:span text:style-name="Strong_20_Emphasis"><text:span text:style-name="T4">CMD</text:span></text:span><text:span text:style-name="T4"> puede servir como argumento para </text:span><text:span text:style-name="Source_20_Text"><text:span text:style-name="T4">ENTRYPOINT</text:span></text:span><text:span text:style-name="T4">.</text:span></text:p>
          <text:p text:style-name="P128"><text:span text:style-name="Strong_20_Emphasis"><text:span text:style-name="T4">RUN</text:span></text:span><text:span text:style-name="T4"> ejecuta comandos en el contenedor durante la </text:span><text:span text:style-name="Strong_20_Emphasis"><text:span text:style-name="T4">construcción de la imagen</text:span></text:span><text:span text:style-name="T4"> y crea una nueva capa con el resultado, siendo útil para instalar paquetes o configurar el entorno.</text:span></text:p>
          <text:p text:style-name="P64"><text:span text:style-name="Strong_20_Emphasis"><text:span text:style-name="T4">ENTRYPOINT</text:span></text:span><text:span text:style-name="T4"> define el comando principal que siempre se ejecutará al iniciar el contenedor, y en este caso, </text:span><text:span text:style-name="Strong_20_Emphasis"><text:span text:style-name="T4">CMD</text:span></text:span><text:span text:style-name="T4"> sirve de argumento a </text:span><text:span text:style-name="Source_20_Text"><text:span text:style-name="T4">ENTRYPOINT</text:span></text:span><text:span text:style-name="T4">. </text:span><text:span text:style-name="Source_20_Text"><text:span text:style-name="T4">ENTRYPOINT</text:span></text:span><text:span text:style-name="T4"> no se sobrescribe por comandos en la línea de ejecución, pero </text:span><text:span text:style-name="Strong_20_Emphasis"><text:span text:style-name="T4">CMD</text:span></text:span><text:span text:style-name="T4"> sí puede ser sobrescrito si se pasan argumentos adicionales al contenedor.</text:span></text:p>
          <text:p text:style-name="P64"><text:span text:style-name="Strong_20_Emphasis"><text:span text:style-name="T4">COPY</text:span></text:span><text:span text:style-name="T4"> transfiere archivos desde el host al sistema de archivos del contenedor sin ejecutar ningún comando, siendo útil para incluir código, configuraciones o recursos en la imagen.</text:span></text:p>
          <text:p text:style-name="P64"><text:span text:style-name="T4">Ejemplo de sobreescritura de cmd:</text:span></text:p>
          <text:list>
            <text:list-item>
              <text:p text:style-name="P64"><text:soft-page-break/><text:span text:style-name="T4">CMD ["echo", "Hola, mundo!"] ---&gt; docker run mi-imagen ---&gt;salida: Hola, mundo!</text:span></text:p>
            </text:list-item>
            <text:list-item>
              <text:p text:style-name="P64"><text:span text:style-name="T4">docker run mi-imagen echo "¡Adiós, mundo!" ---&gt;salida: Adios, mundo!</text:span></text:p>
            </text:list-item>
          </text:list>
        </text:list-header>
      </text:list>
      <text:p text:style-name="Text_20_body"><text:span text:style-name="T4"><text:tab/></text:span><text:span text:style-name="T9">Que es una imagen?</text:span></text:p>
      <text:p text:style-name="Text_20_body"><text:span text:style-name="T10"><text:tab/></text:span><text:span text:style-name="Strong_20_Emphasis"><text:span text:style-name="T10">Imagen de Docker</text:span></text:span><text:span text:style-name="T10">: Es un archivo que contiene todo lo necesario para ejecutar una aplicación en un <text:tab/>contenedor.</text:span></text:p>
      <text:list xml:id="list8692706836696018302" text:style-name="L67">
        <text:list-header>
          <text:p text:style-name="P129"><text:span text:style-name="Strong_20_Emphasis"><text:span text:style-name="T10">Plantilla</text:span></text:span><text:span text:style-name="T10">: No se ejecuta directamente, se usa para crear contenedores.</text:span></text:p>
        </text:list-header>
      </text:list>
      <text:list xml:id="list141057003310976743" text:style-name="L68">
        <text:list-header>
          <text:p text:style-name="P130"><text:span text:style-name="Strong_20_Emphasis"><text:span text:style-name="T10">Capas</text:span></text:span><text:span text:style-name="T10">: Compuesta de varias capas, cada una con cambios específicos.</text:span></text:p>
        </text:list-header>
      </text:list>
      <text:list xml:id="list7072725272651221592" text:style-name="L69">
        <text:list-header>
          <text:p text:style-name="P131"><text:span text:style-name="Strong_20_Emphasis"><text:span text:style-name="T10">Inmutable</text:span></text:span><text:span text:style-name="T10">: No se puede modificar; para hacer cambios, se crea una nueva imagen.</text:span></text:p>
        </text:list-header>
      </text:list>
      <text:list xml:id="list4728870432923781990" text:style-name="L70">
        <text:list-header>
          <text:p text:style-name="P65"><text:span text:style-name="Strong_20_Emphasis"><text:span text:style-name="T10">Compartible</text:span></text:span><text:span text:style-name="T10">: Se puede almacenar y compartir a través de registros como Docker Hub.</text:span></text:p>
        </text:list-header>
      </text:list>
      <text:p text:style-name="P5"><text:tab/><text:span text:style-name="T11">SISTEMADE CAPAS</text:span></text:p>
      <text:p text:style-name="Text_20_body"><text:span text:style-name="T4"><text:tab/>Cada instrucción en un </text:span><text:span text:style-name="Source_20_Text"><text:span text:style-name="T4">Dockerfile</text:span></text:span><text:span text:style-name="T4"> (como </text:span><text:span text:style-name="Source_20_Text"><text:span text:style-name="T4">RUN</text:span></text:span><text:span text:style-name="T4">, </text:span><text:span text:style-name="Source_20_Text"><text:span text:style-name="T4">COPY</text:span></text:span><text:span text:style-name="T4">, </text:span><text:span text:style-name="Source_20_Text"><text:span text:style-name="T4">ADD</text:span></text:span><text:span text:style-name="T4">, etc.) genera una nueva <text:tab/>capa. Estas capas son <text:tab/>inmutables, lo que significa que no se pueden modificar una vez que <text:tab/>se han creado.</text:span></text:p>
      <text:p text:style-name="Text_20_body"><text:span text:style-name="T4"><text:tab/>La primera capa es la imagen base (como </text:span><text:span text:style-name="Source_20_Text"><text:span text:style-name="T4">ubuntu</text:span></text:span><text:span text:style-name="T4"> o </text:span><text:span text:style-name="Source_20_Text"><text:span text:style-name="T4">alpine</text:span></text:span><text:span text:style-name="T4">)</text:span></text:p>
      <text:p text:style-name="P6"><text:tab/>Docker utiliza un sistema de archivos en capas para gestionar las imágenes. Este sistema <text:tab/>permite que <text:tab/>varias imágenes compartan capas comunes, lo que ahorra espacio en disco. Por <text:tab/>ejemplo, si dos imágenes <text:tab/>utilizan la misma imagen base, ambas compartirán esa capa en lugar de duplicarla.</text:p>
      <text:p text:style-name="P6"><text:tab/>Las capas pueden ser reutilizadas en diferentes imágenes. Esto significa que puedes crear <text:tab/>nuevas <text:tab/>imágenes a partir de capas existentes, lo que facilita la creación de nuevas configuraciones y entornos.</text:p>
      <text:h text:style-name="Heading_20_4" text:outline-level="4"><text:span text:style-name="T4">2. </text:span><text:span text:style-name="Strong_20_Emphasis"><text:span text:style-name="T4">Imagen de Docker</text:span></text:span><text:span text:style-name="T4">: Construcción</text:span></text:h>
      <text:list xml:id="list604628676845069223" text:style-name="L71">
        <text:list-item>
          <text:p text:style-name="P132"><text:span text:style-name="Strong_20_Emphasis"><text:span text:style-name="T4">Imagen</text:span></text:span><text:span text:style-name="T4">: Es el resultado del Dockerfile. Es una plantilla de solo lectura que contiene todo lo necesario para ejecutar una aplicación (sistema base, dependencias, código, configuración). Las imágenes son portables y reutilizables, lo que significa que una imagen creada en un entorno puede ejecutarse en cualquier otro con Docker instalado.</text:span></text:p>
        </text:list-item>
        <text:list-item>
          <text:p text:style-name="P66"><text:span text:style-name="T4">Se crea utilizando el comando </text:span><text:span text:style-name="Source_20_Text"><text:span text:style-name="T4">docker build</text:span></text:span><text:span text:style-name="T4">.</text:span></text:p>
        </text:list-item>
      </text:list>
      <text:h text:style-name="Heading_20_4" text:outline-level="4"><text:span text:style-name="T4">3. </text:span><text:span text:style-name="Strong_20_Emphasis"><text:span text:style-name="T4">Contenedor de Docker</text:span></text:span><text:span text:style-name="T4">: Ejecución</text:span></text:h>
      <text:list xml:id="list6844945536929211840" text:style-name="L72">
        <text:list-item>
          <text:p text:style-name="P133"><text:span text:style-name="T4">Un </text:span><text:span text:style-name="Strong_20_Emphasis"><text:span text:style-name="T4">contenedor</text:span></text:span><text:span text:style-name="T4"> es una instancia en ejecución de una imagen. Cuando lanzas una imagen, Docker crea un contenedor, que es la unidad de ejecución donde corre tu aplicación de forma aislada del sistema host.</text:span></text:p>
        </text:list-item>
        <text:list-item>
          <text:p text:style-name="P67"><text:span text:style-name="T4">Los contenedores pueden ejecutarse, detenerse, pausarse o eliminarse mediante comandos de Docker (</text:span><text:span text:style-name="Source_20_Text"><text:span text:style-name="T4">docker run</text:span></text:span><text:span text:style-name="T4">, </text:span><text:span text:style-name="Source_20_Text"><text:span text:style-name="T4">docker stop</text:span></text:span><text:span text:style-name="T4">, </text:span><text:span text:style-name="Source_20_Text"><text:span text:style-name="T4">docker rm</text:span></text:span><text:span text:style-name="T4">, etc.).</text:span></text:p>
        </text:list-item>
      </text:list>
      <text:h text:style-name="Heading_20_4" text:outline-level="4"><text:span text:style-name="T4">4. </text:span><text:span text:style-name="Strong_20_Emphasis"><text:span text:style-name="T4">Docker Hub</text:span></text:span><text:span text:style-name="T4">: Distribución de imágenes</text:span></text:h>
      <text:list xml:id="list4263528397566198778" text:style-name="L73">
        <text:list-item>
          <text:p text:style-name="P68"><text:span text:style-name="T4">Docker tiene un registro de imágenes público llamado </text:span><text:span text:style-name="Strong_20_Emphasis"><text:span text:style-name="T4">Docker Hub</text:span></text:span><text:span text:style-name="T4">, donde puedes buscar, compartir y descargar imágenes de Docker creadas por otros desarrolladores o empresas. Esto facilita el uso de aplicaciones ya empaquetadas en imágenes de Docker.</text:span></text:p>
        </text:list-item>
      </text:list>
      <text:h text:style-name="P3" text:outline-level="3">Componentes clave de Docker:</text:h>
      <text:list xml:id="list7074842107387626529" text:style-name="L74">
        <text:list-item>
          <text:p text:style-name="P134"><text:span text:style-name="Strong_20_Emphasis"><text:span text:style-name="T4">Motor de Docker (Docker Engine)</text:span></text:span><text:span text:style-name="T4">: El servicio que corre en segundo plano y gestiona los contenedores.</text:span></text:p>
        </text:list-item>
        <text:list-item>
          <text:p text:style-name="P69"><text:span text:style-name="Strong_20_Emphasis"><text:span text:style-name="T4">CLI de Docker</text:span></text:span><text:span text:style-name="T4">: La interfaz de línea de comandos desde donde puedes ejecutar comandos como crear, gestionar o eliminar contenedores.</text:span></text:p>
        </text:list-item>
      </text:list>
      <text:h text:style-name="P3" text:outline-level="3">¿Cómo funciona Docker Compose?</text:h>
      <text:p text:style-name="Text_20_body"><text:span text:style-name="Strong_20_Emphasis"><text:span text:style-name="T4">Docker Compose</text:span></text:span><text:span text:style-name="T4"> es una herramienta que permite definir y ejecutar aplicaciones que constan de varios contenedores de manera sencilla, utilizando un archivo de configuración YAML (</text:span><text:span text:style-name="Source_20_Text"><text:span text:style-name="T4">docker-compose.yml</text:span></text:span><text:span text:style-name="T4">). Con Docker Compose, puedes orquestar múltiples contenedores que necesiten interactuar entre sí, como en aplicaciones de microservicios.</text:span></text:p>
      <text:h text:style-name="P2" text:outline-level="4">Función principal:</text:h>
      <text:list xml:id="list6906535425140141467" text:style-name="L75">
        <text:list-item>
          <text:p text:style-name="P135"><text:span text:style-name="Strong_20_Emphasis"><text:span text:style-name="T4">Definir entornos complejos</text:span></text:span><text:span text:style-name="T4">: Si tienes una aplicación compuesta por múltiples servicios (por ejemplo, una </text:span><text:soft-page-break/><text:span text:style-name="T4">aplicación web con un backend en Node.js, una base de datos en MySQL y un servicio de caché en Redis), </text:span><text:span text:style-name="Strong_20_Emphasis"><text:span text:style-name="T4">Docker Compose</text:span></text:span><text:span text:style-name="T4"> permite definir todos estos servicios en un archivo YAML.</text:span></text:p>
        </text:list-item>
        <text:list-item>
          <text:p text:style-name="P70"><text:span text:style-name="Strong_20_Emphasis"><text:span text:style-name="T4">Orquestación</text:span></text:span><text:span text:style-name="T4">: Ejecuta todos los servicios a la vez con un solo comando (</text:span><text:span text:style-name="Source_20_Text"><text:span text:style-name="T4">docker-compose up</text:span></text:span><text:span text:style-name="T4">), gestionando la creación y arranque de los contenedores en el orden correcto.</text:span></text:p>
        </text:list-item>
      </text:list>
      <text:h text:style-name="P3" text:outline-level="3"/>
      <text:h text:style-name="P3" text:outline-level="3">Pasos de funcionamiento de Docker Compose:</text:h>
      <text:list xml:id="list1984797290913092217" text:style-name="L76">
        <text:list-item>
          <text:p text:style-name="P71"><text:span text:style-name="Strong_20_Emphasis"><text:span text:style-name="T4">Archivo </text:span></text:span><text:span text:style-name="Source_20_Text"><text:span text:style-name="T4">docker-compose.yml</text:span></text:span><text:span text:style-name="T4">:</text:span></text:p>
          <text:list>
            <text:list-item>
              <text:p text:style-name="P103">Este archivo describe cómo deben ser configurados los servicios (contenedores) que conforman la aplicación.</text:p>
            </text:list-item>
            <text:list-item>
              <text:p text:style-name="P31">Aquí puedes definir qué imagen utilizar para cada servicio, volúmenes (directorio compartido entre el host y el contenedor), redes, variables de entorno, dependencias entre contenedores, puertos expuestos, etc.</text:p>
            </text:list-item>
          </text:list>
        </text:list-item>
      </text:list>
      <text:p text:style-name="P10"/>
      <text:p text:style-name="Text_20_body"><text:span text:style-name="Strong_20_Emphasis"><text:span text:style-name="T4">Redes y volúmenes</text:span></text:span><text:span text:style-name="T4">:</text:span></text:p>
      <text:list xml:id="list8656583670444228820" text:style-name="L77">
        <text:list-item>
          <text:p text:style-name="P136"><text:span text:style-name="Strong_20_Emphasis"><text:span text:style-name="T4">Redes</text:span></text:span><text:span text:style-name="T4">: Docker Compose crea redes automáticamente para permitir que los contenedores se comuniquen entre ellos. En el archivo YAML, los servicios pueden referenciarse por nombre para conectarse entre sí.</text:span></text:p>
        </text:list-item>
        <text:list-item>
          <text:p text:style-name="P72"><text:span text:style-name="Strong_20_Emphasis"><text:span text:style-name="T4">Volúmenes</text:span></text:span><text:span text:style-name="T4">: Los volúmenes permiten compartir datos entre el host y el contenedor. Esto es útil para que los datos persistentes, como bases de datos o configuraciones, se mantengan aunque el contenedor sea eliminado.</text:span></text:p>
        </text:list-item>
      </text:list>
      <text:p text:style-name="P10"/>
      <text:h text:style-name="P3" text:outline-level="3">Diferencia clave entre Docker y Docker Compose:</text:h>
      <text:list xml:id="list819343516319496859" text:style-name="L78">
        <text:list-item>
          <text:p text:style-name="P73"><text:span text:style-name="Strong_20_Emphasis"><text:span text:style-name="T4">Docker</text:span></text:span><text:span text:style-name="T4"> te permite manejar contenedores individuales, mientras que </text:span><text:span text:style-name="Strong_20_Emphasis"><text:span text:style-name="T4">Docker Compose</text:span></text:span><text:span text:style-name="T4"> está diseñado para aplicaciones que constan de múltiples contenedores (servicios) y necesitan ser gestionadas como un conjunto, automatizando la orquestación y comunicación entre ellos.</text:span></text:p>
        </text:list-item>
      </text:list>
      <text:p text:style-name="P10"/>
      <text:p text:style-name="Text_20_body"><text:span text:style-name="T4">La diferencia entre una </text:span><text:span text:style-name="Strong_20_Emphasis"><text:span text:style-name="T4">imagen Docker</text:span></text:span><text:span text:style-name="T4"> utilizada con </text:span><text:span text:style-name="Strong_20_Emphasis"><text:span text:style-name="T4">Docker Compose</text:span></text:span><text:span text:style-name="T4"> y una imagen Docker utilizada sin Docker Compose radica principalmente en </text:span><text:span text:style-name="Strong_20_Emphasis"><text:span text:style-name="T4">cómo se manejan los contenedores y servicios asociados</text:span></text:span><text:span text:style-name="T4">. Sin embargo, la </text:span><text:span text:style-name="Strong_20_Emphasis"><text:span text:style-name="T4">imagen</text:span></text:span><text:span text:style-name="T4"> en sí es la misma en ambos casos. La diferencia clave está en la </text:span><text:span text:style-name="Strong_20_Emphasis"><text:span text:style-name="T4">orquestación</text:span></text:span><text:span text:style-name="T4"> y la </text:span><text:span text:style-name="Strong_20_Emphasis"><text:span text:style-name="T4">gestión de servicios</text:span></text:span><text:span text:style-name="T4"> que ofrece Docker Compose.</text:span></text:p>
      <text:h text:style-name="Heading_20_3" text:outline-level="3"><text:span text:style-name="T4">1. </text:span><text:span text:style-name="Strong_20_Emphasis"><text:span text:style-name="T4">Imagen Docker sin Docker Compose</text:span></text:span></text:h>
      <text:p text:style-name="Text_20_body"><text:span text:style-name="T4">Cuando usas una </text:span><text:span text:style-name="Strong_20_Emphasis"><text:span text:style-name="T4">imagen Docker sin Docker Compose</text:span></text:span><text:span text:style-name="T4">, estás manejando contenedores de forma individual utilizando la línea de comandos de Docker (</text:span><text:span text:style-name="Source_20_Text"><text:span text:style-name="T4">docker run</text:span></text:span><text:span text:style-name="T4">, </text:span><text:span text:style-name="Source_20_Text"><text:span text:style-name="T4">docker build</text:span></text:span><text:span text:style-name="T4">, etc.). Este enfoque es adecuado cuando solo quieres ejecutar uno o unos pocos contenedores que no tienen dependencias complejas.</text:span></text:p>
      <text:h text:style-name="P2" text:outline-level="4">Ejemplo sin Docker Compose:</text:h>
      <text:p text:style-name="Text_20_body"><text:span text:style-name="T4">Supón que quieres ejecutar un contenedor basado en la imagen de </text:span><text:span text:style-name="Strong_20_Emphasis"><text:span text:style-name="T4">MySQL</text:span></text:span><text:span text:style-name="T4">:</text:span></text:p>
      <text:p text:style-name="P4">docker run --name my_mysql -e MYSQL_ROOT_PASSWORD=my_password -d mysql:5.7</text:p>
      <text:p text:style-name="P6">En este caso, el comando:</text:p>
      <text:list xml:id="list5375184070673796362" text:style-name="L79">
        <text:list-item>
          <text:p text:style-name="P137"><text:span text:style-name="Strong_20_Emphasis"><text:span text:style-name="T4">Descarga</text:span></text:span><text:span text:style-name="T4"> (si no la tienes) y ejecuta la </text:span><text:span text:style-name="Strong_20_Emphasis"><text:span text:style-name="T4">imagen</text:span></text:span><text:span text:style-name="T4"> </text:span><text:span text:style-name="Source_20_Text"><text:span text:style-name="T4">mysql:5.7</text:span></text:span><text:span text:style-name="T4">.</text:span></text:p>
        </text:list-item>
        <text:list-item>
          <text:p text:style-name="P104">Define una variable de entorno para la contraseña del root.</text:p>
        </text:list-item>
        <text:list-item>
          <text:p text:style-name="P32">Ejecuta un solo contenedor aislado.</text:p>
        </text:list-item>
      </text:list>
      <text:h text:style-name="P3" text:outline-level="3">Limitaciones sin Docker Compose:</text:h>
      <text:list xml:id="list2439596339000711857" text:style-name="L80">
        <text:list-item>
          <text:p text:style-name="P138"><text:span text:style-name="T4">Si necesitas ejecutar varias imágenes que se </text:span><text:span text:style-name="Strong_20_Emphasis"><text:span text:style-name="T4">comunican entre sí</text:span></text:span><text:span text:style-name="T4">, tendrás que configurarlas manualmente (por ejemplo, mediante redes, asignación de puertos, o variables de entorno).</text:span></text:p>
        </text:list-item>
        <text:list-item>
          <text:p text:style-name="P105">Gestionar servicios más complejos puede ser tedioso porque cada contenedor tiene que configurarse y lanzarse de forma individual.</text:p>
        </text:list-item>
        <text:list-item>
          <text:p text:style-name="P33"><text:soft-page-break/>No existe un archivo de configuración estandarizado que describa toda la infraestructura en una aplicación.</text:p>
        </text:list-item>
      </text:list>
      <text:h text:style-name="P3" text:outline-level="3"/>
      <text:h text:style-name="Heading_20_3" text:outline-level="3"><text:span text:style-name="T4">2. </text:span><text:span text:style-name="Strong_20_Emphasis"><text:span text:style-name="T4">Imagen Docker utilizada con Docker Compose</text:span></text:span></text:h>
      <text:p text:style-name="Text_20_body"><text:span text:style-name="T4">Cuando utilizas una imagen Docker con </text:span><text:span text:style-name="Strong_20_Emphasis"><text:span text:style-name="T4">Docker Compose</text:span></text:span><text:span text:style-name="T4">, puedes definir varios </text:span><text:span text:style-name="Strong_20_Emphasis"><text:span text:style-name="T4">servicios</text:span></text:span><text:span text:style-name="T4"> (contenedores) en un archivo YAML (</text:span><text:span text:style-name="Source_20_Text"><text:span text:style-name="T4">docker-compose.yml</text:span></text:span><text:span text:style-name="T4">), que describe cómo deben interactuar esos contenedores entre sí, las redes que deben compartir, los volúmenes que deben usar, y más.</text:span></text:p>
      <text:h text:style-name="P2" text:outline-level="4">Ejemplo con Docker Compose:</text:h>
      <text:p text:style-name="P6">Si quieres ejecutar la misma imagen de MySQL junto con una aplicación web en Node.js, puedes hacerlo fácilmente utilizando Docker Compose.</text:p>
      <text:p text:style-name="P10"/>
      <text:p text:style-name="P10">services:</text:p>
      <text:p text:style-name="P10"><text:s text:c="2"/>db:</text:p>
      <text:p text:style-name="P10"><text:s text:c="4"/>image: mysql:5.7</text:p>
      <text:p text:style-name="P10"><text:s text:c="4"/>environment:</text:p>
      <text:p text:style-name="P10"><text:s text:c="6"/>MYSQL_ROOT_PASSWORD: my_password</text:p>
      <text:p text:style-name="P10"><text:s text:c="2"/>web:</text:p>
      <text:p text:style-name="P10"><text:s text:c="4"/>image: node:14</text:p>
      <text:p text:style-name="P10"><text:s text:c="4"/>ports:</text:p>
      <text:p text:style-name="P10"><text:s text:c="6"/>- "3000:3000"</text:p>
      <text:p text:style-name="P10"><text:s text:c="4"/>depends_on:</text:p>
      <text:list xml:id="list6400832508884387301" text:style-name="L81">
        <text:list-item>
          <text:list>
            <text:list-item>
              <text:list>
                <text:list-item>
                  <text:p text:style-name="P152">db</text:p>
                </text:list-item>
              </text:list>
            </text:list-item>
          </text:list>
        </text:list-item>
      </text:list>
      <text:p text:style-name="P10"/>
      <text:p text:style-name="P6">En este caso:</text:p>
      <text:list xml:id="list1425736838674659627" text:style-name="L82">
        <text:list-item>
          <text:p text:style-name="P139"><text:span text:style-name="Strong_20_Emphasis"><text:span text:style-name="T4">db</text:span></text:span><text:span text:style-name="T4"> es el servicio basado en la imagen </text:span><text:span text:style-name="Source_20_Text"><text:span text:style-name="T4">mysql:5.7</text:span></text:span><text:span text:style-name="T4">.</text:span></text:p>
        </text:list-item>
        <text:list-item>
          <text:p text:style-name="P139"><text:span text:style-name="Strong_20_Emphasis"><text:span text:style-name="T4">web</text:span></text:span><text:span text:style-name="T4"> es el servicio basado en la imagen </text:span><text:span text:style-name="Source_20_Text"><text:span text:style-name="T4">node:14</text:span></text:span><text:span text:style-name="T4">, que depende del servicio </text:span><text:span text:style-name="Strong_20_Emphasis"><text:span text:style-name="T4">db</text:span></text:span><text:span text:style-name="T4">.</text:span></text:p>
        </text:list-item>
        <text:list-item>
          <text:p text:style-name="P74"><text:span text:style-name="T4">Ambos contenedores se ejecutan con un solo comando: </text:span><text:span text:style-name="Source_20_Text"><text:span text:style-name="T4">docker-compose up</text:span></text:span><text:span text:style-name="T4">.</text:span></text:p>
        </text:list-item>
      </text:list>
      <text:h text:style-name="P3" text:outline-level="3">Beneficios de Docker Compose:</text:h>
      <text:list xml:id="list7658675904096986258" text:style-name="L83">
        <text:list-item>
          <text:p text:style-name="P140"><text:span text:style-name="Strong_20_Emphasis"><text:span text:style-name="T4">Automatización</text:span></text:span><text:span text:style-name="T4">: Docker Compose se encarga de </text:span><text:span text:style-name="Strong_20_Emphasis"><text:span text:style-name="T4">automatizar</text:span></text:span><text:span text:style-name="T4"> el lanzamiento de varios contenedores, gestionando las dependencias entre ellos. En el ejemplo anterior, </text:span><text:span text:style-name="Strong_20_Emphasis"><text:span text:style-name="T4">web</text:span></text:span><text:span text:style-name="T4"> depende de </text:span><text:span text:style-name="Strong_20_Emphasis"><text:span text:style-name="T4">db</text:span></text:span><text:span text:style-name="T4">, por lo que Compose se asegurará de que </text:span><text:span text:style-name="Strong_20_Emphasis"><text:span text:style-name="T4">db</text:span></text:span><text:span text:style-name="T4"> esté funcionando antes de lanzar el servicio </text:span><text:span text:style-name="Strong_20_Emphasis"><text:span text:style-name="T4">web</text:span></text:span><text:span text:style-name="T4">.</text:span></text:p>
        </text:list-item>
        <text:list-item>
          <text:p text:style-name="P140"><text:span text:style-name="Strong_20_Emphasis"><text:span text:style-name="T4">Definición centralizada</text:span></text:span><text:span text:style-name="T4">: Todos los servicios, variables de entorno, volúmenes, redes y dependencias están descritos en un único archivo (</text:span><text:span text:style-name="Source_20_Text"><text:span text:style-name="T4">docker-compose.yml</text:span></text:span><text:span text:style-name="T4">), lo que facilita su mantenimiento y portabilidad.</text:span></text:p>
        </text:list-item>
        <text:list-item>
          <text:p text:style-name="P75"><text:span text:style-name="Strong_20_Emphasis"><text:span text:style-name="T4">Redes y volúmenes gestionados</text:span></text:span><text:span text:style-name="T4">: Docker Compose crea y gestiona redes y volúmenes automáticamente, permitiendo que los contenedores puedan comunicarse por sus nombres de servicio sin necesidad de configuraciones adicionales.</text:span></text:p>
        </text:list-item>
      </text:list>
      <text:h text:style-name="P3" text:outline-level="3">Diferencias clave entre usar una imagen Docker con y sin Docker Compose:</text:h>
      <table:table table:name="Tabla1" table:style-name="Tabla1">
        <table:table-column table:style-name="Tabla1.A"/>
        <table:table-column table:style-name="Tabla1.B"/>
        <table:table-column table:style-name="Tabla1.C"/>
        <table:table-header-rows>
          <table:table-row>
            <table:table-cell table:style-name="Tabla1.A1" office:value-type="string">
              <text:p text:style-name="P1">Característica</text:p>
            </table:table-cell>
            <table:table-cell table:style-name="Tabla1.A1" office:value-type="string">
              <text:p text:style-name="P1">Sin Docker Compose</text:p>
            </table:table-cell>
            <table:table-cell table:style-name="Tabla1.A1" office:value-type="string">
              <text:p text:style-name="P1">Con Docker Compose</text:p>
            </table:table-cell>
          </table:table-row>
        </table:table-header-rows>
        <table:table-row>
          <table:table-cell table:style-name="Tabla1.A1" office:value-type="string">
            <text:p text:style-name="Table_20_Contents"><text:span text:style-name="Strong_20_Emphasis"><text:span text:style-name="T4">Número de contenedores</text:span></text:span></text:p>
          </table:table-cell>
          <table:table-cell table:style-name="Tabla1.A1" office:value-type="string">
            <text:p text:style-name="P12">Principalmente uno a la vez</text:p>
          </table:table-cell>
          <table:table-cell table:style-name="Tabla1.A1" office:value-type="string">
            <text:p text:style-name="P12">Varios servicios (contenedores) juntos</text:p>
          </table:table-cell>
        </table:table-row>
        <table:table-row>
          <table:table-cell table:style-name="Tabla1.A1" office:value-type="string">
            <text:p text:style-name="Table_20_Contents"><text:span text:style-name="Strong_20_Emphasis"><text:span text:style-name="T4">Gestión de servicios</text:span></text:span></text:p>
          </table:table-cell>
          <table:table-cell table:style-name="Tabla1.A1" office:value-type="string">
            <text:p text:style-name="Table_20_Contents"><text:span text:style-name="T4">Manual (necesitas ejecutar </text:span><text:span text:style-name="Source_20_Text"><text:span text:style-name="T4">docker run</text:span></text:span><text:span text:style-name="T4"> para cada contenedor)</text:span></text:p>
          </table:table-cell>
          <table:table-cell table:style-name="Tabla1.A1" office:value-type="string">
            <text:p text:style-name="P12">Automatizada mediante un archivo YAML</text:p>
          </table:table-cell>
        </table:table-row>
        <table:table-row>
          <table:table-cell table:style-name="Tabla1.A1" office:value-type="string">
            <text:p text:style-name="Table_20_Contents"><text:span text:style-name="Strong_20_Emphasis"><text:span text:style-name="T4">Dependencias entre contenedores</text:span></text:span></text:p>
          </table:table-cell>
          <table:table-cell table:style-name="Tabla1.A1" office:value-type="string">
            <text:p text:style-name="P12">Debes configurarlas manualmente (ej. redes, enlaces)</text:p>
          </table:table-cell>
          <table:table-cell table:style-name="Tabla1.A1" office:value-type="string">
            <text:p text:style-name="Table_20_Contents"><text:span text:style-name="T4">Define dependencias en el archivo </text:span><text:span text:style-name="Source_20_Text"><text:span text:style-name="T4">docker-compose.yml</text:span></text:span></text:p>
          </table:table-cell>
        </table:table-row>
        <table:table-row>
          <table:table-cell table:style-name="Tabla1.A1" office:value-type="string">
            <text:p text:style-name="Table_20_Contents"><text:span text:style-name="Strong_20_Emphasis"><text:span text:style-name="T4">Redes y comunicación</text:span></text:span></text:p>
          </table:table-cell>
          <table:table-cell table:style-name="Tabla1.A1" office:value-type="string">
            <text:p text:style-name="P12">Debes crear y gestionar las redes entre contenedores</text:p>
          </table:table-cell>
          <table:table-cell table:style-name="Tabla1.A1" office:value-type="string">
            <text:p text:style-name="P12">Redes gestionadas automáticamente, los servicios se comunican por nombre</text:p>
          </table:table-cell>
        </table:table-row>
        <table:table-row>
          <table:table-cell table:style-name="Tabla1.A1" office:value-type="string">
            <text:p text:style-name="Table_20_Contents"><text:span text:style-name="Strong_20_Emphasis"><text:span text:style-name="T4">Comando de arranque</text:span></text:span></text:p>
          </table:table-cell>
          <table:table-cell table:style-name="Tabla1.A1" office:value-type="string">
            <text:p text:style-name="Table_20_Contents"><text:span text:style-name="Source_20_Text"><text:span text:style-name="T4">docker run</text:span></text:span><text:span text:style-name="T4"> por contenedor</text:span></text:p>
          </table:table-cell>
          <table:table-cell table:style-name="Tabla1.A1" office:value-type="string">
            <text:p text:style-name="Table_20_Contents"><text:span text:style-name="Source_20_Text"><text:span text:style-name="T4">docker-compose up</text:span></text:span><text:span text:style-name="T4"> para todos los servicios</text:span></text:p>
          </table:table-cell>
        </table:table-row>
        <table:table-row>
          <table:table-cell table:style-name="Tabla1.A1" office:value-type="string">
            <text:p text:style-name="Table_20_Contents"><text:span text:style-name="Strong_20_Emphasis"><text:span text:style-name="T4">Persistencia de configuración</text:span></text:span></text:p>
          </table:table-cell>
          <table:table-cell table:style-name="Tabla1.A1" office:value-type="string">
            <text:p text:style-name="P12">Necesitas recordar o crear scripts</text:p>
          </table:table-cell>
          <table:table-cell table:style-name="Tabla1.A1" office:value-type="string">
            <text:p text:style-name="Table_20_Contents"><text:span text:style-name="T4">La configuración se guarda en el archivo </text:span><text:span text:style-name="Source_20_Text"><text:span text:style-name="T4">docker-compose.yml</text:span></text:span></text:p>
          </table:table-cell>
        </table:table-row>
      </table:table>
      <text:h text:style-name="P3" text:outline-level="3"><text:soft-page-break/></text:h>
      <text:h text:style-name="P3" text:outline-level="3">Resumen:</text:h>
      <text:list xml:id="list6064723809283804747" text:style-name="L84">
        <text:list-item>
          <text:p text:style-name="P141"><text:span text:style-name="Strong_20_Emphasis"><text:span text:style-name="T4">Sin Docker Compose</text:span></text:span><text:span text:style-name="T4">: Estás trabajando con una imagen Docker de forma individual, ejecutando y gestionando los contenedores manualmente. Esto es útil para aplicaciones simples o casos en los que no tienes múltiples contenedores que necesiten interactuar.</text:span></text:p>
        </text:list-item>
        <text:list-item>
          <text:p text:style-name="P76"><text:span text:style-name="Strong_20_Emphasis"><text:span text:style-name="T4">Con Docker Compose</text:span></text:span><text:span text:style-name="T4">: Utilizas un archivo YAML para </text:span><text:span text:style-name="Strong_20_Emphasis"><text:span text:style-name="T4">orquestar</text:span></text:span><text:span text:style-name="T4"> varios contenedores que forman una aplicación completa, con redes, volúmenes y dependencias gestionadas automáticamente, simplificando la configuración y despliegue de entornos complejos.</text:span></text:p>
        </text:list-item>
      </text:list>
      <text:p text:style-name="P10"/>
      <text:p text:style-name="P11">QUE ES UNA RED DOCKER</text:p>
      <text:p text:style-name="P11"/>
      <text:p text:style-name="Text_20_body"><text:span text:style-name="Strong_20_Emphasis"><text:span text:style-name="T4">Docker Network</text:span></text:span><text:span text:style-name="T4"> es el sistema que utiliza Docker para gestionar la comunicación entre contenedores, entre contenedores y el host, o entre contenedores y el mundo exterior. Docker ofrece varias opciones de redes para que los contenedores puedan comunicarse entre sí o con otros sistemas de manera flexible y controlada.</text:span></text:p>
      <text:h text:style-name="P3" text:outline-level="3">Tipos de Redes en Docker</text:h>
      <text:p text:style-name="P6">Docker proporciona diferentes tipos de redes, cada una con sus características y casos de uso específicos:</text:p>
      <text:list xml:id="list8721668329508030671" text:style-name="L85">
        <text:list-item>
          <text:p text:style-name="P77"><text:span text:style-name="Strong_20_Emphasis"><text:span text:style-name="T4">Bridge Network (Red de Puente)</text:span></text:span><text:span text:style-name="T4">:</text:span></text:p>
          <text:list>
            <text:list-item>
              <text:p text:style-name="P106">Es la red por defecto cuando creas un contenedor sin especificar ninguna red.</text:p>
            </text:list-item>
            <text:list-item>
              <text:p text:style-name="P106">Los contenedores que están conectados a la misma red "bridge" pueden comunicarse entre sí utilizando sus nombres de servicio o contenedor.</text:p>
            </text:list-item>
            <text:list-item>
              <text:p text:style-name="P106">No están accesibles directamente desde el mundo exterior, a menos que expongas puertos.</text:p>
            </text:list-item>
            <text:list-item>
              <text:p text:style-name="P34">Ideal para cuando necesitas que varios contenedores se comuniquen en el mismo host sin acceder desde fuera.</text:p>
            </text:list-item>
          </text:list>
        </text:list-item>
      </text:list>
      <text:p text:style-name="Standard"/>
      <text:p text:style-name="P8"/>
      <text:p text:style-name="P11">VOLUMENES PERSISTENTES</text:p>
      <text:h text:style-name="P15" text:outline-level="3">¿Qué es un Montaje en Docker?</text:h>
      <text:list xml:id="list6181247756436798975" text:style-name="L86">
        <text:list-item>
          <text:p text:style-name="P78"><text:span text:style-name="Strong_20_Emphasis"><text:span text:style-name="T4">Vinculación de Directorios</text:span></text:span><text:span text:style-name="T4">:</text:span></text:p>
          <text:list>
            <text:list-item>
              <text:p text:style-name="P121">Cuando montas un volumen, estás vinculando un directorio de tu máquina (host) con un directorio dentro del contenedor. Esto significa que cualquier cambio realizado en uno de ellos se reflejará en el otro.</text:p>
            </text:list-item>
            <text:list-item>
              <text:p text:style-name="P142"><text:span text:style-name="T4">Por ejemplo, si tienes un contenedor de Nginx que sirve archivos desde </text:span><text:span text:style-name="Source_20_Text"><text:span text:style-name="T4">/var/www/html</text:span></text:span><text:span text:style-name="T4">, y montas un volumen que apunta a </text:span><text:span text:style-name="Source_20_Text"><text:span text:style-name="T4">/home/vpeinado/data/nginx</text:span></text:span><text:span text:style-name="T4"> en tu host, cualquier archivo que coloques en </text:span><text:span text:style-name="Source_20_Text"><text:span text:style-name="T4">/home/vpeinado/data/nginx</text:span></text:span><text:span text:style-name="T4"> estará disponible en el contenedor en </text:span><text:span text:style-name="Source_20_Text"><text:span text:style-name="T4">/var/www/html</text:span></text:span><text:span text:style-name="T4"> y viceversa.</text:span></text:p>
            </text:list-item>
          </text:list>
        </text:list-item>
        <text:list-item>
          <text:p text:style-name="P78"><text:span text:style-name="Strong_20_Emphasis"><text:span text:style-name="T4">Persistencia de Datos</text:span></text:span><text:span text:style-name="T4">:</text:span></text:p>
          <text:list>
            <text:list-item>
              <text:p text:style-name="P121">Una de las principales razones para usar volúmenes es la persistencia de datos. Si el contenedor se detiene o se elimina, los datos en el directorio montado permanecen intactos en el sistema host.</text:p>
            </text:list-item>
            <text:list-item>
              <text:p text:style-name="P56">Esto es especialmente útil para bases de datos y aplicaciones web donde los datos deben conservarse incluso si el contenedor se reinicia o se reemplaza.</text:p>
            </text:list-item>
          </text:list>
        </text:list-item>
      </text:list>
      <text:h text:style-name="P15" text:outline-level="3">¿Cómo Funciona el Montaje?</text:h>
      <text:list xml:id="list5511757949367981605" text:style-name="L87">
        <text:list-item>
          <text:p text:style-name="P79"><text:span text:style-name="Strong_20_Emphasis"><text:span text:style-name="T4">Vinculación del Volumen</text:span></text:span><text:span text:style-name="T4">:</text:span></text:p>
          <text:list>
            <text:list-item>
              <text:p text:style-name="P143"><text:span text:style-name="T4">En la sección de volúmenes, especificamos que el volumen </text:span><text:span text:style-name="Source_20_Text"><text:span text:style-name="T4">wordpress_data</text:span></text:span><text:span text:style-name="T4"> se debe montar en </text:span><text:span text:style-name="Source_20_Text"><text:span text:style-name="T4">/var/www/html</text:span></text:span><text:span text:style-name="T4"> dentro del contenedor de Nginx.</text:span></text:p>
            </text:list-item>
            <text:list-item>
              <text:p text:style-name="P143"><text:span text:style-name="T4">Esta línea: </text:span><text:span text:style-name="Source_20_Text"><text:span text:style-name="T4">- wordpress_data:/var/www/html</text:span></text:span><text:span text:style-name="T4"> indica que el contenedor utilizará el volumen definido como </text:span><text:span text:style-name="Source_20_Text"><text:span text:style-name="T4">wordpress_data</text:span></text:span><text:span text:style-name="T4">.</text:span></text:p>
            </text:list-item>
          </text:list>
        </text:list-item>
        <text:list-item>
          <text:p text:style-name="P79"><text:span text:style-name="Strong_20_Emphasis"><text:span text:style-name="T4">Ruta en el Host</text:span></text:span><text:span text:style-name="T4">:</text:span></text:p>
          <text:list>
            <text:list-item>
              <text:p text:style-name="P143"><text:span text:style-name="T4">La definición del volumen </text:span><text:span text:style-name="Source_20_Text"><text:span text:style-name="T4">wordpress_data</text:span></text:span><text:span text:style-name="T4"> establece que en el sistema host, los datos se almacenarán </text:span><text:soft-page-break/><text:span text:style-name="T4">en </text:span><text:span text:style-name="Source_20_Text"><text:span text:style-name="T4">/home/vpeinado/data/wordpress</text:span></text:span><text:span text:style-name="T4">.</text:span></text:p>
            </text:list-item>
            <text:list-item>
              <text:p text:style-name="P143"><text:span text:style-name="T4">Así que, cuando escribimos </text:span><text:span text:style-name="Source_20_Text"><text:span text:style-name="T4">device: "/home/vpeinado/data/wordpress"</text:span></text:span><text:span text:style-name="T4">, estamos indicando que el directorio en el host que contendrá los archivos de WordPress es </text:span><text:span text:style-name="Source_20_Text"><text:span text:style-name="T4">data/wordpress</text:span></text:span><text:span text:style-name="T4">.</text:span></text:p>
            </text:list-item>
          </text:list>
        </text:list-item>
        <text:list-item>
          <text:p text:style-name="P79"><text:span text:style-name="Strong_20_Emphasis"><text:span text:style-name="T4">Sincronización de Archivos</text:span></text:span><text:span text:style-name="T4">:</text:span></text:p>
          <text:list>
            <text:list-item>
              <text:p text:style-name="P143"><text:span text:style-name="T4">Cualquier archivo que coloques en el directorio del host (</text:span><text:span text:style-name="Source_20_Text"><text:span text:style-name="T4">/home/vpeinado/data/wordpress</text:span></text:span><text:span text:style-name="T4">) estará disponible en el contenedor en </text:span><text:span text:style-name="Source_20_Text"><text:span text:style-name="T4">/var/www/html</text:span></text:span><text:span text:style-name="T4">.</text:span></text:p>
            </text:list-item>
            <text:list-item>
              <text:p text:style-name="P57">Esto significa que si agregas un archivo HTML o una imagen en el directorio del host, podrás acceder a ellos a través del servidor Nginx en el contenedor.</text:p>
            </text:list-item>
          </text:list>
        </text:list-item>
      </text:list>
      <text:p text:style-name="P8"/>
      <text:p text:style-name="P8">QUE ES NGINX</text:p>
      <text:p text:style-name="P7"><text:span text:style-name="T5">Es un servidor web, </text:span>es un software que almacena y entrega páginas web a los usuarios a través de Internet. Cuando un usuario solicita una página (al ingresar una URL en su navegador), el servidor web responde enviando los archivos necesarios (como HTML, CSS, imágenes) para que el navegador los muestre. Además, puede gestionar solicitudes para aplicaciones web dinámicas y manejar tráfico HTTP/HTTPS.</text:p>
      <text:p text:style-name="P7"/>
      <text:p text:style-name="P8">Ventajas de nginx</text:p>
      <text:p text:style-name="P8"/>
      <text:p text:style-name="Text_20_body"><text:span text:style-name="Strong_20_Emphasis"><text:span text:style-name="T1">Manejo de Conexiones Concurrentes</text:span></text:span><text:span text:style-name="T1">: A diferencia de servidores como Apache, Nginx utiliza un modelo de manejo de conexiones asincrónico y basado en eventos. Esto significa que puede manejar miles de conexiones concurrentes sin consumir muchos recursos, ideal para aplicaciones de alta carga.</text:span></text:p>
      <text:p text:style-name="Text_20_body"><text:span text:style-name="Strong_20_Emphasis"><text:span text:style-name="T1">Bajo Consumo de Memoria</text:span></text:span><text:span text:style-name="T1">: Debido a su arquitectura, Nginx utiliza significativamente menos memoria que otros servidores web bajo carga intensa, mejorando la eficiencia en servidores de recursos limitados.</text:span></text:p>
      <text:p text:style-name="Text_20_body"><text:span text:style-name="T1">También facilita la configuración de SSL/TLS para conexiones seguras, manejando certificados y proporcionando herramientas de seguridad avanzadas.</text:span></text:p>
      <text:p text:style-name="P7"/>
      <text:h text:style-name="P3" text:outline-level="3">¿Por qué Nginx no debe estar en segundo plano en Docker?</text:h>
      <text:p text:style-name="Text_20_body"><text:span text:style-name="T4">En Docker, </text:span><text:span text:style-name="Strong_20_Emphasis"><text:span text:style-name="T4">cada contenedor ejecuta un proceso principal</text:span></text:span><text:span text:style-name="T4">. Docker monitoriza el estado de ese proceso para determinar si el contenedor debe seguir activo o no. Si el proceso principal termina, el contenedor se detiene. El problema con Nginx y otros servidores que funcionan como </text:span><text:span text:style-name="Strong_20_Emphasis"><text:span text:style-name="T4">daemons</text:span></text:span><text:span text:style-name="T4"> es que, cuando Nginx se ejecuta en segundo plano (como lo haría normalmente fuera de Docker), el proceso principal que Docker está monitorizando termina, lo que hace que Docker piense que el contenedor ha terminado su tarea y lo detenga.</text:span></text:p>
      <text:h text:style-name="P3" text:outline-level="3">Ejecución normal de Nginx (sin Docker):</text:h>
      <text:list xml:id="list8268511883358254461" text:style-name="L88">
        <text:list-item>
          <text:p text:style-name="P80"><text:span text:style-name="T4">Fuera de Docker, Nginx por defecto se ejecuta como un </text:span><text:span text:style-name="Strong_20_Emphasis"><text:span text:style-name="T4">daemon</text:span></text:span><text:span text:style-name="T4">, lo que significa que se inicia y luego se desacopla (se separa) de la terminal, corriendo en segundo plano como un servicio. Este comportamiento es ideal para servidores en un entorno tradicional.</text:span></text:p>
        </text:list-item>
      </text:list>
      <text:h text:style-name="P3" text:outline-level="3">Ejecución de Nginx en Docker:</text:h>
      <text:list xml:id="list5909988466879804800" text:style-name="L89">
        <text:list-item>
          <text:p text:style-name="P81"><text:span text:style-name="T4">En Docker, </text:span><text:span text:style-name="Strong_20_Emphasis"><text:span text:style-name="T4">el proceso principal debe estar en primer plano</text:span></text:span><text:span text:style-name="T4">, para que Docker lo supervise. Si Nginx se ejecuta en modo daemon (segundo plano), el proceso en primer plano finalizará, y Docker interpretará que el contenedor ha completado su tarea, lo que provocará que el contenedor se detenga.</text:span></text:p>
          <text:p text:style-name="P81"><text:span text:style-name="T4">Al ejecutar Nginx con </text:span><text:span text:style-name="Source_20_Text"><text:span text:style-name="T4">daemon off;</text:span></text:span><text:span text:style-name="T4">, le decimos a Nginx que </text:span><text:span text:style-name="Strong_20_Emphasis"><text:span text:style-name="T4">no se desacople</text:span></text:span><text:span text:style-name="T4"> y se ejecute en el primer plano. Esto permite que Docker supervise su ejecución continuamente, manteniendo el contenedor activo.</text:span></text:p>
        </text:list-item>
      </text:list>
      <text:h text:style-name="P3" text:outline-level="3">Resumen:</text:h>
      <text:list xml:id="list830277857087159487" text:style-name="L90">
        <text:list-item>
          <text:p text:style-name="P144"><text:span text:style-name="Strong_20_Emphasis"><text:span text:style-name="T4">Nginx en modo daemon</text:span></text:span><text:span text:style-name="T4"> (segundo plano) provoca que el proceso principal termine, lo que lleva a que Docker detenga el contenedor.</text:span></text:p>
        </text:list-item>
        <text:list-item>
          <text:p text:style-name="P82"><text:span text:style-name="Strong_20_Emphasis"><text:span text:style-name="T4">Nginx con </text:span></text:span><text:span text:style-name="Source_20_Text"><text:span text:style-name="T4">daemon off;</text:span></text:span><text:span text:style-name="T4"> mantiene el proceso principal en primer plano, asegurando que Docker mantenga el contenedor activo.</text:span></text:p>
        </text:list-item>
      </text:list>
      <text:p text:style-name="P156"/>
      <text:p text:style-name="P156"/>
      <text:p text:style-name="P156"/>
      <text:p text:style-name="P156"><text:soft-page-break/>ENTRAR A DOCKER DE NGINX</text:p>
      <text:p text:style-name="P157">docker exec -it nginx /bin/bash </text:p>
      <text:p text:style-name="P157">nginx -v </text:p>
      <text:p text:style-name="P157">cat /etc/nginx/nginx.conf</text:p>
      <text:p text:style-name="P157">cat /etc/nginx/sites-available ----&gt; en este directorio default es un archivo modelo para hacer la conf</text:p>
      <text:p text:style-name="P157"/>
      <text:p text:style-name="P156">CONFIGURACION DE NGINX</text:p>
      <text:p text:style-name="P5"><text:span text:style-name="T3">Nginx viene con una configuración por defecto que puede ser suficiente para muchos casos. Sin embargo, para personalizar el comportamiento de Nginx o para servir aplicaciones específicas (como un sitio web o una aplicación PHP), es común agregar configuraciones adicionales en el directorio </text:span><text:span text:style-name="Source_20_Text"><text:span text:style-name="T3">conf.d</text:span></text:span><text:span text:style-name="T3"> o en archivos separados en el directorio </text:span><text:span text:style-name="Source_20_Text"><text:span text:style-name="T3">sites-available</text:span></text:span><text:span text:style-name="T3"> (y habilitarlos en </text:span><text:span text:style-name="Source_20_Text"><text:span text:style-name="T3">sites-enabled</text:span></text:span><text:span text:style-name="T3">).</text:span></text:p>
      <text:h text:style-name="P3" text:outline-level="3">Cómo funciona la configuración de Nginx</text:h>
      <text:list xml:id="list4911953135884236541" text:style-name="L91">
        <text:list-item>
          <text:p text:style-name="P83"><text:span text:style-name="Strong_20_Emphasis"><text:span text:style-name="T4">Configuración por defecto:</text:span></text:span></text:p>
          <text:list>
            <text:list-item>
              <text:p text:style-name="P145"><text:span text:style-name="T4">La configuración principal de Nginx generalmente se encuentra en </text:span><text:span text:style-name="Source_20_Text"><text:span text:style-name="T4">/etc/nginx/nginx.conf</text:span></text:span><text:span text:style-name="T4">.</text:span></text:p>
            </text:list-item>
            <text:list-item>
              <text:p text:style-name="P107">Esta configuración puede incluir directivas que controlan el comportamiento general del servidor, como el manejo de errores, la ubicación de archivos de log, y la carga de módulos.</text:p>
            </text:list-item>
          </text:list>
        </text:list-item>
        <text:list-item>
          <text:p text:style-name="P83"><text:span text:style-name="Strong_20_Emphasis"><text:span text:style-name="T4">Archivos en </text:span></text:span><text:span text:style-name="Source_20_Text"><text:span text:style-name="T4">conf.d</text:span></text:span><text:span text:style-name="Strong_20_Emphasis"><text:span text:style-name="T4">:</text:span></text:span></text:p>
          <text:list>
            <text:list-item>
              <text:p text:style-name="P145"><text:span text:style-name="T4">En el directorio </text:span><text:span text:style-name="Source_20_Text"><text:span text:style-name="T4">/etc/nginx/conf.d/</text:span></text:span><text:span text:style-name="T4">, puedes colocar archivos de configuración adicionales. Cada archivo en este directorio se incluye automáticamente en la configuración de Nginx.</text:span></text:p>
            </text:list-item>
            <text:list-item>
              <text:p text:style-name="P107">Esto es útil para organizar configuraciones específicas para diferentes sitios o aplicaciones.</text:p>
            </text:list-item>
          </text:list>
        </text:list-item>
        <text:list-item>
          <text:p text:style-name="P83"><text:span text:style-name="Strong_20_Emphasis"><text:span text:style-name="T4">Uso de </text:span></text:span><text:span text:style-name="Source_20_Text"><text:span text:style-name="T4">sites-available</text:span></text:span><text:span text:style-name="Strong_20_Emphasis"><text:span text:style-name="T4"> y </text:span></text:span><text:span text:style-name="Source_20_Text"><text:span text:style-name="T4">sites-enabled</text:span></text:span><text:span text:style-name="Strong_20_Emphasis"><text:span text:style-name="T4">:</text:span></text:span></text:p>
          <text:list>
            <text:list-item>
              <text:p text:style-name="P145"><text:span text:style-name="T4">Muchos administradores prefieren usar el esquema de </text:span><text:span text:style-name="Source_20_Text"><text:span text:style-name="T4">sites-available</text:span></text:span><text:span text:style-name="T4"> y </text:span><text:span text:style-name="Source_20_Text"><text:span text:style-name="T4">sites-enabled</text:span></text:span><text:span text:style-name="T4"> para gestionar configuraciones de múltiples sitios web.</text:span></text:p>
            </text:list-item>
            <text:list-item>
              <text:p text:style-name="P83"><text:span text:style-name="T4">Las configuraciones para cada sitio se colocan en </text:span><text:span text:style-name="Source_20_Text"><text:span text:style-name="T4">sites-available/</text:span></text:span><text:span text:style-name="T4">, y luego se crea un enlace simbólico a </text:span><text:span text:style-name="Source_20_Text"><text:span text:style-name="T4">sites-enabled/</text:span></text:span><text:span text:style-name="T4"> para habilitar esas configuraciones.</text:span></text:p>
            </text:list-item>
          </text:list>
        </text:list-item>
      </text:list>
      <text:p text:style-name="P7"><text:span text:style-name="T3">En la mayoría de las instalaciones de Nginx en sistemas basados en Debian, como Ubuntu, encontrarás un archivo de configuración por defecto en </text:span><text:span text:style-name="Source_20_Text"><text:span text:style-name="T3">/etc/nginx/sites-available/default</text:span></text:span><text:span text:style-name="T3">. Este archivo se utiliza como un punto de partida para la configuración de tu servidor web y puede ser modificado para ajustarse a tus necesidades específicas.</text:span></text:p>
      <text:p text:style-name="P7"/>
      <text:p text:style-name="P8">QUE ES SSL/TLS</text:p>
      <text:p text:style-name="P5"><text:span text:style-name="Strong_20_Emphasis">SSL (Secure Sockets Layer)</text:span> y <text:span text:style-name="Strong_20_Emphasis">TLS (Transport Layer Security)</text:span> son protocolos de seguridad que se utilizan para cifrar y proteger la comunicación en Internet, como cuando accedes a sitios web mediante <text:span text:style-name="Strong_20_Emphasis">HTTPS</text:span>.</text:p>
      <text:list xml:id="list6739678006068384059" text:style-name="L92">
        <text:list-item>
          <text:p text:style-name="P146"><text:span text:style-name="Strong_20_Emphasis"><text:span text:style-name="T1">SSL</text:span></text:span><text:span text:style-name="T1"> fue el protocolo original, pero ha sido reemplazado por </text:span><text:span text:style-name="Strong_20_Emphasis"><text:span text:style-name="T1">TLS</text:span></text:span><text:span text:style-name="T1">, que es más seguro y moderno.</text:span></text:p>
        </text:list-item>
        <text:list-item>
          <text:p text:style-name="P49">Ambos garantizan que los datos transmitidos entre el usuario y el servidor estén cifrados, lo que protege la información de ser interceptada o manipulada por terceros.</text:p>
        </text:list-item>
      </text:list>
      <text:p text:style-name="P5">TLS es el protocolo actualmente en uso, aunque a menudo se sigue usando el término "SSL" para referirse a ambos.</text:p>
      <text:p text:style-name="P5"><text:span text:style-name="Strong_20_Emphasis">TLSv1.3</text:span> es la última versión del protocolo <text:span text:style-name="Strong_20_Emphasis">Transport Layer Security (TLS)</text:span>, diseñado para mejorar la seguridad y el rendimiento de las conexiones cifradas en Internet. Un <text:span text:style-name="Strong_20_Emphasis">certificado TLSv1.3</text:span> se refiere al certificado digital utilizado en la implementación de este protocolo para cifrar la comunicación entre un servidor y un cliente (navegador web).</text:p>
      <text:p text:style-name="P7"/>
      <text:p text:style-name="P7"><text:span text:style-name="Strong_20_Emphasis">HTTPS</text:span> (Hypertext Transfer Protocol Secure) es una extensión segura del <text:span text:style-name="Strong_20_Emphasis">HTTP</text:span> (Hypertext Transfer Protocol) que se utiliza para la comunicación en la web. La principal diferencia entre HTTP y HTTPS es que HTTPS cifra la información intercambiada entre el navegador del usuario y el servidor web, lo que ayuda a proteger la privacidad y la integridad de los datos.</text:p>
      <text:p text:style-name="P7"/>
      <text:p text:style-name="P7"/>
      <text:p text:style-name="P8">MARIADB</text:p>
      <text:p text:style-name="P9">MariaDB es un sistema de gestión de bases de datos relacional (RDBMS) que es una bifurcación de MySQL.</text:p>
      <text:p text:style-name="P51">La relación entre <text:span text:style-name="Strong_20_Emphasis">MariaDB</text:span> y <text:span text:style-name="Strong_20_Emphasis">WordPress</text:span> en un entorno de <text:span text:style-name="Strong_20_Emphasis">Docker</text:span> se establece principalmente a través de la arquitectura de cliente-servidor. Aquí te explico cómo funciona esta relación y cómo se implementa dentro de Docker:</text:p>
      <text:h text:style-name="P3" text:outline-level="3">Relación entre WordPress y MariaDB</text:h>
      <text:list xml:id="list2329903933512404922" text:style-name="L93">
        <text:list-item>
          <text:p text:style-name="P84"><text:span text:style-name="Strong_20_Emphasis"><text:span text:style-name="T4">Base de Datos</text:span></text:span><text:span text:style-name="T4">:</text:span></text:p>
          <text:list>
            <text:list-item>
              <text:p text:style-name="P122"><text:soft-page-break/>WordPress necesita una base de datos para almacenar su contenido, configuraciones y datos de usuarios. MariaDB actúa como el sistema de gestión de bases de datos que almacena toda esta información.</text:p>
            </text:list-item>
            <text:list-item>
              <text:p text:style-name="P122">Cuando WordPress se instala, se conecta a MariaDB para crear las tablas necesarias y almacenar datos.</text:p>
            </text:list-item>
          </text:list>
        </text:list-item>
        <text:list-item>
          <text:p text:style-name="P84"><text:span text:style-name="Strong_20_Emphasis"><text:span text:style-name="T4">Conexión</text:span></text:span><text:span text:style-name="T4">:</text:span></text:p>
          <text:list>
            <text:list-item>
              <text:p text:style-name="P147"><text:span text:style-name="T4">WordPress se comunica con MariaDB utilizando la API de MySQL (a través de funciones PHP como </text:span><text:span text:style-name="Source_20_Text"><text:span text:style-name="T4">mysqli</text:span></text:span><text:span text:style-name="T4"> o </text:span><text:span text:style-name="Source_20_Text"><text:span text:style-name="T4">PDO</text:span></text:span><text:span text:style-name="T4">).</text:span></text:p>
            </text:list-item>
            <text:list-item>
              <text:p text:style-name="P147"><text:span text:style-name="T4">En el archivo de configuración de WordPress (</text:span><text:span text:style-name="Source_20_Text"><text:span text:style-name="T4">wp-config.php</text:span></text:span><text:span text:style-name="T4">), se especifican los detalles de la conexión, como el nombre de la base de datos, el usuario, la contraseña y el host.</text:span></text:p>
            </text:list-item>
          </text:list>
        </text:list-item>
        <text:list-item>
          <text:p text:style-name="P84"><text:span text:style-name="Strong_20_Emphasis"><text:span text:style-name="T4">Operaciones CRUD</text:span></text:span><text:span text:style-name="T4">:</text:span></text:p>
          <text:list>
            <text:list-item>
              <text:p text:style-name="P58">WordPress realiza operaciones CRUD (Crear, Leer, Actualizar, Eliminar) en la base de datos MariaDB a medida que los usuarios interactúan con el sitio (por ejemplo, al publicar un artículo o registrar un nuevo usuario).</text:p>
            </text:list-item>
          </text:list>
        </text:list-item>
      </text:list>
      <text:h text:style-name="P3" text:outline-level="3">Cliente-Servidor en Docker</text:h>
      <text:list xml:id="list1566540322662947314" text:style-name="L94">
        <text:list-item>
          <text:p text:style-name="P85"><text:span text:style-name="Strong_20_Emphasis"><text:span text:style-name="T4">Contenedores</text:span></text:span><text:span text:style-name="T4">:</text:span></text:p>
          <text:list>
            <text:list-item>
              <text:p text:style-name="P123">En Docker, tanto WordPress como MariaDB se ejecutan en contenedores separados. Cada contenedor actúa como un entorno aislado que tiene sus propias dependencias y configuraciones.</text:p>
            </text:list-item>
            <text:list-item>
              <text:p text:style-name="P85"><text:span text:style-name="T4">Un archivo </text:span><text:span text:style-name="Source_20_Text"><text:span text:style-name="T4">docker-compose.yml</text:span></text:span><text:span text:style-name="T4"> puede usarse para definir y ejecutar ambos contenedores.</text:span></text:p>
            </text:list-item>
          </text:list>
        </text:list-item>
      </text:list>
      <text:p text:style-name="P160"/>
      <text:p text:style-name="P50"><text:span text:style-name="Strong_20_Emphasis"><text:span text:style-name="T3">Red de Contenedores</text:span></text:span><text:span text:style-name="T3">:</text:span></text:p>
      <text:list xml:id="list3911544128987718149" text:style-name="L95">
        <text:list-item>
          <text:list>
            <text:list-item>
              <text:p text:style-name="P148"><text:span text:style-name="T4">Docker crea una red por defecto para los contenedores que permite que se comuniquen entre sí. WordPress, al ejecutarse en su contenedor, puede acceder a la base de datos en el contenedor de MariaDB utilizando el nombre del servicio definido en </text:span><text:span text:style-name="Source_20_Text"><text:span text:style-name="T4">docker-compose.yml</text:span></text:span><text:span text:style-name="T4"> (</text:span><text:span text:style-name="Source_20_Text"><text:span text:style-name="T4">db</text:span></text:span><text:span text:style-name="T4"> en este caso) como el host.</text:span></text:p>
            </text:list-item>
            <text:list-item>
              <text:p text:style-name="P124">La comunicación ocurre a través de la red de Docker, lo que significa que los contenedores pueden interactuar sin exponer sus puertos al mundo exterior (excepto aquellos que se definen explícitamente, como el puerto 8000 en el ejemplo anterior).</text:p>
            </text:list-item>
          </text:list>
        </text:list-item>
        <text:list-item>
          <text:p text:style-name="P86"><text:span text:style-name="Strong_20_Emphasis"><text:span text:style-name="T4">Aislamiento y Persistencia</text:span></text:span><text:span text:style-name="T4">:</text:span></text:p>
          <text:list>
            <text:list-item>
              <text:p text:style-name="P124">Cada contenedor es independiente, lo que permite que se escalen y gestionen de manera eficiente. Por ejemplo, puedes tener varios contenedores de WordPress que se conectan a un solo contenedor de MariaDB.</text:p>
            </text:list-item>
            <text:list-item>
              <text:p text:style-name="P86"><text:span text:style-name="T4">Los volúmenes (</text:span><text:span text:style-name="Source_20_Text"><text:span text:style-name="T4">wordpress_data</text:span></text:span><text:span text:style-name="T4"> y </text:span><text:span text:style-name="Source_20_Text"><text:span text:style-name="T4">mariadb_data</text:span></text:span><text:span text:style-name="T4"> en el ejemplo) aseguran que los datos se mantengan persistentes incluso si los contenedores se detienen o se recrean.</text:span></text:p>
            </text:list-item>
          </text:list>
        </text:list-item>
      </text:list>
      <text:h text:style-name="P3" text:outline-level="3">Resumen</text:h>
      <text:p text:style-name="Text_20_body"><text:span text:style-name="T4">En resumen, </text:span><text:span text:style-name="Strong_20_Emphasis"><text:span text:style-name="T4">MariaDB</text:span></text:span><text:span text:style-name="T4"> sirve como la base de datos para </text:span><text:span text:style-name="Strong_20_Emphasis"><text:span text:style-name="T4">WordPress</text:span></text:span><text:span text:style-name="T4"> en un entorno </text:span><text:span text:style-name="Strong_20_Emphasis"><text:span text:style-name="T4">Docker</text:span></text:span><text:span text:style-name="T4">, actuando como el "servidor" que almacena datos y el contenedor de </text:span><text:span text:style-name="Strong_20_Emphasis"><text:span text:style-name="T4">WordPress</text:span></text:span><text:span text:style-name="T4"> actúa como el "cliente" que realiza operaciones en la base de datos. La conexión se realiza a través de la red de Docker, lo que permite que ambos contenedores interactúen de manera eficiente y segura.</text:span></text:p>
      <text:p text:style-name="P8"><text:span text:style-name="T5">El archivo </text:span><text:span text:style-name="Source_20_Text"><text:span text:style-name="T5">wp-config.php</text:span></text:span><text:span text:style-name="T5"> es un archivo de configuración fundamental en una instalación de WordPress. Contiene la información necesaria para que WordPress se conecte a la base de datos y también define varias configuraciones globales del sistema. </text:span></text:p>
      <text:p text:style-name="P9"/>
      <text:p text:style-name="Standard"><text:span text:style-name="T2"/></text:p>
      <text:p text:style-name="Standard"/>
      <text:p text:style-name="P8"/>
      <text:p text:style-name="P8"/>
      <text:p text:style-name="P8"/>
      <text:p text:style-name="P8"/>
      <text:p text:style-name="P8"/>
      <text:p text:style-name="P8"/>
      <text:p text:style-name="P8"/>
      <text:p text:style-name="P8"><text:soft-page-break/></text:p>
      <text:p text:style-name="P8"/>
      <text:p text:style-name="P8"/>
      <text:p text:style-name="P8">COMANDOS NECESARIOS</text:p>
      <text:p text:style-name="P8">Comprobar acceso:</text:p>
      <text:p text:style-name="P9">curl -I -k <text:a xlink:type="simple" xlink:href="https://vpeinado.42.fr:443/" text:style-name="Internet_20_link" text:visited-style-name="Visited_20_Internet_20_Link">https://vpeinado.42.fr:443</text:a> </text:p>
      <text:p text:style-name="P9">curl -I -k <text:a xlink:type="simple" xlink:href="http://vpeinado.42.fr:80/" text:style-name="Internet_20_link" text:visited-style-name="Visited_20_Internet_20_Link">http://vpeinado.42.fr:80</text:a></text:p>
      <text:p text:style-name="P9">curl -I -L <text:a xlink:type="simple" xlink:href="http://vpeinado.42.fr/" text:style-name="Internet_20_link" text:visited-style-name="Visited_20_Internet_20_Link">http://vpeinado.42.fr</text:a> para comprobar si hay redirecciones</text:p>
      <text:p text:style-name="P9"/>
      <text:p text:style-name="P9"/>
      <text:p text:style-name="P9">SSH:</text:p>
      <text:p text:style-name="P9">ip a</text:p>
      <text:p text:style-name="P9">ssh <text:a xlink:type="simple" xlink:href="mailto:vpeinado@ipmaquina" text:style-name="Internet_20_link" text:visited-style-name="Visited_20_Internet_20_Link">vpeinado@ipmaquina</text:a></text:p>
      <text:p text:style-name="P9">cp -r 42inception-pyscript/ <text:a xlink:type="simple" xlink:href="mailto:vpeinado@ipmaquina" text:style-name="Internet_20_link" text:visited-style-name="Visited_20_Internet_20_Link">vpeinado@ipmaquina</text:a>:/home/vpeinado/Escritorio </text:p>
      <text:p text:style-name="P9"/>
      <text:p text:style-name="P9"># Actualizar el sistema</text:p>
      <text:p text:style-name="P9">sudo apt update</text:p>
      <text:p text:style-name="P9">sudo apt upgrade</text:p>
      <text:p text:style-name="P9"/>
      <text:p text:style-name="P9"># Instalar Make</text:p>
      <text:p text:style-name="P9">sudo apt install make</text:p>
      <text:p text:style-name="P9"/>
      <text:p text:style-name="P9"># Instalar Docker</text:p>
      <text:p text:style-name="P9">sudo apt install apt-transport-https ca-certificates curl software-properties-common</text:p>
      <text:p text:style-name="P9">curl -fsSL https://download.docker.com/linux/debian/gpg | sudo apt-key add -</text:p>
      <text:p text:style-name="P9">sudo add-apt-repository "deb [arch=amd64] https://download.docker.com/linux/debian $(lsb_release -cs) stable"</text:p>
      <text:p text:style-name="P9">sudo apt update</text:p>
      <text:p text:style-name="P9">sudo apt install docker-ce</text:p>
      <text:p text:style-name="P9">sudo docker --version</text:p>
      <text:p text:style-name="P9"/>
      <text:p text:style-name="P9"># Instalar Docker Compose</text:p>
      <text:p text:style-name="P9">sudo curl -L "https://github.com/docker/compose/releases/latest/download/docker-compose-$(uname -s)-$(uname -m)" -o /usr/local/bin/docker-compose</text:p>
      <text:p text:style-name="P9">sudo chmod +x /usr/local/bin/docker-compose</text:p>
      <text:p text:style-name="P9">docker-compose --version</text:p>
      <text:p text:style-name="P9"/>
      <text:p text:style-name="P9"># Agregar tu usuario al grupo de Docker (opcional)</text:p>
      <text:p text:style-name="P9">sudo usermod -aG docker $USER</text:p>
      <text:p text:style-name="P9">desintalar firefox</text:p>
      <text:p text:style-name="P9">sudo apt purge firefox-esr</text:p>
      <text:p text:style-name="P9">sudo apt autoremove</text:p>
      <text:p text:style-name="P9">which firefox</text:p>
      <text:p text:style-name="P9"/>
      <text:p text:style-name="P9">INSTALAR CHROME</text:p>
      <text:p text:style-name="P9">wget <text:a xlink:type="simple" xlink:href="https://dl.google.com/linux/direct/google-chrome-stable_current_amd64.deb" text:style-name="Internet_20_link" text:visited-style-name="Visited_20_Internet_20_Link">https://dl.google.com/linux/direct/google-chrome-stable_current_amd64.deb</text:a></text:p>
      <text:p text:style-name="P9">sudo apt install fonts-liberation </text:p>
      <text:p text:style-name="P9">sudo dpkg -i google-chrome-stable_current_amd64.deb </text:p>
      <text:p text:style-name="P9">sudo apt --fix-broken install</text:p>
      <text:p text:style-name="P9"/>
      <text:p text:style-name="P9"/>
      <text:p text:style-name="P9">COMANDOS DE DOCKER</text:p>
      <text:p text:style-name="P51"><text:span text:style-name="Source_20_Text"><text:span text:style-name="T3">docker start [container_name]</text:span></text:span></text:p>
      <text:p text:style-name="Text_20_body"><text:span text:style-name="T4">Inicia un contenedor que está detenido, pero </text:span><text:span text:style-name="Strong_20_Emphasis"><text:span text:style-name="T4">no crea</text:span></text:span><text:span text:style-name="T4"> uno nuevo.</text:span></text:p>
      <text:p text:style-name="Text_20_body"><text:span text:style-name="Source_20_Text"><text:span text:style-name="T4">docker stop [container_name]</text:span></text:span></text:p>
      <text:p text:style-name="Text_20_body"><text:span text:style-name="T4">Detiene un contenedor en ejecución de manera </text:span><text:span text:style-name="Strong_20_Emphasis"><text:span text:style-name="T4">ordenada</text:span></text:span><text:span text:style-name="T4"> (intenta que el contenedor termine sus procesos).</text:span></text:p>
      <text:p text:style-name="Text_20_body"><text:span text:style-name="Source_20_Text"><text:span text:style-name="T4">docker down</text:span></text:span></text:p>
      <text:p text:style-name="P93"><text:span text:style-name="T4">Es parte de </text:span><text:span text:style-name="Source_20_Text"><text:span text:style-name="T4">docker-compose</text:span></text:span><text:span text:style-name="T4"> y </text:span><text:span text:style-name="Strong_20_Emphasis"><text:span text:style-name="T4">detiene y elimina todos los contenedores, redes, volúmenes</text:span></text:span><text:span text:style-name="T4"> y demás recursos definidos en el archivo </text:span><text:span text:style-name="Source_20_Text"><text:span text:style-name="T4">docker-compose.yml</text:span></text:span><text:span text:style-name="T4">.</text:span></text:p>
      <text:p text:style-name="Text_20_body"><text:span text:style-name="T4">Uso: </text:span><text:span text:style-name="Source_20_Text"><text:span text:style-name="T4">docker-compose down</text:span></text:span></text:p>
      <text:p text:style-name="Text_20_body"><text:soft-page-break/><text:span text:style-name="Source_20_Text"><text:span text:style-name="T4">docker system prune</text:span></text:span></text:p>
      <text:p text:style-name="P93"><text:span text:style-name="T4">Limpia Docker de </text:span><text:span text:style-name="Strong_20_Emphasis"><text:span text:style-name="T4">recursos no utilizados</text:span></text:span><text:span text:style-name="T4">: contenedores detenidos, imágenes sin usar, redes no referenciadas y cachés de construcción. </text:span><text:span text:style-name="Strong_20_Emphasis"><text:span text:style-name="T4">No afecta a volúmenes por defecto</text:span></text:span><text:span text:style-name="T4">.</text:span></text:p>
      <text:p text:style-name="Text_20_body"><text:span text:style-name="T4">Para eliminar volúmenes no utilizados, añade </text:span><text:span text:style-name="Source_20_Text"><text:span text:style-name="T4">--volumes</text:span></text:span><text:span text:style-name="T4">: </text:span><text:span text:style-name="Source_20_Text"><text:span text:style-name="T4">docker system prune --volumes</text:span></text:span><text:span text:style-name="T4">.</text:span></text:p>
      <text:p text:style-name="P9"/>
      <text:p text:style-name="Text_20_body"><text:span text:style-name="Source_20_Text"><text:span text:style-name="T4">docker volume ls</text:span></text:span></text:p>
      <text:p text:style-name="P6">una lista de todos los volúmenes persistentes, con sus respectivos nombres.</text:p>
      <text:p text:style-name="P93"><text:span text:style-name="Source_20_Text"><text:span text:style-name="T4">docker network ls</text:span></text:span></text:p>
      <text:p text:style-name="P93"><text:span text:style-name="T4"><text:s/>as redes creadas, como </text:span><text:span text:style-name="Source_20_Text"><text:span text:style-name="T4">bridge</text:span></text:span><text:span text:style-name="T4">, </text:span><text:span text:style-name="Source_20_Text"><text:span text:style-name="T4">host</text:span></text:span><text:span text:style-name="T4">, y cualquier red personalizada.</text:span></text:p>
      <text:p text:style-name="P93"><text:span text:style-name="Source_20_Text"><text:span text:style-name="T4">docker images</text:span></text:span></text:p>
      <text:p text:style-name="P120">una lista de las imágenes que has descargado o construido, junto con sus etiquetas y tamaños.</text:p>
      <text:p text:style-name="P93"><text:span text:style-name="Source_20_Text"><text:span text:style-name="T4">docker ps -a</text:span></text:span></text:p>
      <text:p text:style-name="P120">todos los contenedores, mostrando el estado de cada uno (ejecutándose o detenido).</text:p>
      <text:p text:style-name="Text_20_body"><text:span text:style-name="Source_20_Text"><text:span text:style-name="T4">docker info</text:span></text:span></text:p>
      <text:p text:style-name="P6">un resumen que muestra la versión de Docker, número de contenedores, imágenes, volúmenes y más.</text:p>
      <text:p text:style-name="P6">VERIFICAR USUARIOS DE WORDPRESS</text:p>
      <text:p text:style-name="P59">docker exec -it mariadb <text:s/>mysql -u root -p</text:p>
      <text:p text:style-name="P6"><text:span text:style-name="Strong_20_Emphasis"><text:span text:style-name="T12">docker exec</text:span></text:span><text:span text:style-name="T12">: Este es el comando de Docker utilizado para ejecutar un comando en un contenedor en ejecución.</text:span></text:p>
      <text:list xml:id="list1905050995512482091" text:style-name="L96">
        <text:list-item>
          <text:p text:style-name="P87"><text:span text:style-name="Strong_20_Emphasis"><text:span text:style-name="T12">-it</text:span></text:span><text:span text:style-name="T12">: Son dos opciones combinadas:</text:span></text:p>
        </text:list-item>
      </text:list>
      <text:list xml:id="list918136441298182182" text:style-name="L97">
        <text:list-item>
          <text:p text:style-name="P149"><text:span text:style-name="Strong_20_Emphasis"><text:span text:style-name="T12">-i</text:span></text:span><text:span text:style-name="T12">: Opción "interactive". Esta opción permite que el contenedor mantenga la entrada estándar abierta, lo que te permite interactuar con el proceso que estás ejecutando (en este caso, el cliente MySQL).</text:span></text:p>
        </text:list-item>
        <text:list-item>
          <text:p text:style-name="P88"><text:span text:style-name="Strong_20_Emphasis"><text:span text:style-name="T12">-t</text:span></text:span><text:span text:style-name="T12">: Opción "tty". Esta opción asigna un pseudo-terminal (TTY) al contenedor, lo que proporciona una interfaz de terminal más rica. Esto es útil para comandos que requieren un entorno de terminal.</text:span></text:p>
        </text:list-item>
      </text:list>
      <text:list xml:id="list5023516230690699283" text:style-name="L98">
        <text:list-item>
          <text:p text:style-name="P89"><text:span text:style-name="Strong_20_Emphasis"><text:span text:style-name="T12">mariadb</text:span></text:span><text:span text:style-name="T12">: Este es el nombre del contenedor de Docker donde se está ejecutando el servidor de MariaDB. Debes asegurarte de que este nombre coincida con el nombre del contenedor que has configurado.</text:span></text:p>
        </text:list-item>
      </text:list>
      <text:list xml:id="list6415573279266359026" text:style-name="L99">
        <text:list-item>
          <text:p text:style-name="P90"><text:span text:style-name="Strong_20_Emphasis"><text:span text:style-name="T12">mysql</text:span></text:span><text:span text:style-name="T12">: Este es el comando que se va a ejecutar dentro del contenedor. En este caso, es el cliente de MySQL que permite interactuar con la base de datos de MariaDB.</text:span></text:p>
        </text:list-item>
      </text:list>
      <text:list xml:id="list5431087348152056592" text:style-name="L100">
        <text:list-item>
          <text:p text:style-name="P91"><text:span text:style-name="Strong_20_Emphasis"><text:span text:style-name="T12">-u root</text:span></text:span><text:span text:style-name="T12">: Este es un argumento para el comando </text:span><text:span text:style-name="Source_20_Text"><text:span text:style-name="T12">mysql</text:span></text:span><text:span text:style-name="T12">:</text:span></text:p>
        </text:list-item>
      </text:list>
      <text:list xml:id="list3211998117823271009" text:style-name="L101">
        <text:list-item>
          <text:p text:style-name="P92"><text:span text:style-name="Strong_20_Emphasis"><text:span text:style-name="T12">-u</text:span></text:span><text:span text:style-name="T12">: Especifica el nombre de usuario que utilizarás para conectarte a la base de datos. En este caso, el usuario es </text:span><text:span text:style-name="Source_20_Text"><text:span text:style-name="T12">root</text:span></text:span><text:span text:style-name="T12">, que es el usuario administrador de la base de datos de MariaDB.</text:span></text:p>
        </text:list-item>
      </text:list>
      <text:p text:style-name="P59">use inception;</text:p>
      <text:p text:style-name="P52"><text:span text:style-name="T3">select * from wp_users;</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DejaVu Sans1" svg:font-family="'DejaVu Sans'" style:font-family-generic="swiss"/>
    <style:font-face style:name="DejaVu Sans Mono" svg:font-family="'DejaVu Sans Mono'" style:font-family-generic="modern" style:font-pitch="fixed"/>
    <style:font-face style:name="Tinos1" svg:font-family="Tinos"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en" fo:country="US" style:letter-kerning="true" style:font-name-asian="Noto Sans CJK SC"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Noto Sans CJK SC"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Heading_20_3" style:display-name="Heading 3" style:family="paragraph" style:parent-style-name="Heading" style:next-style-name="Text_20_body" style:default-outline-level="3" style:list-style-name="" style:class="text">
      <style:text-properties style:font-name="Tinos" fo:font-size="14pt" fo:font-weight="bold" style:font-name-asian="Noto Sans CJK SC" style:font-size-asian="14pt" style:font-weight-asian="bold" style:font-name-complex="DejaVu San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nos" fo:font-size="12pt" fo:font-weight="bold" style:font-name-asian="Noto Sans CJK SC" style:font-size-asian="12pt" style:font-weight-asian="bold" style:font-name-complex="DejaVu Sans" style:font-size-complex="12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 Mono"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victor XXXx</meta:initial-creator>
    <meta:creation-date>2024-10-17T21:56:21</meta:creation-date>
    <dc:date>2024-10-27T12:59:41</dc:date>
    <dc:creator>victor XXXx</dc:creator>
    <meta:editing-duration>PT9M59S</meta:editing-duration>
    <meta:editing-cycles>2</meta:editing-cycles>
    <meta:generator>OpenOffice/4.1.14$Unix OpenOffice.org_project/4114m1$Build-9811</meta:generator>
    <meta:document-statistic meta:table-count="1" meta:image-count="0" meta:object-count="0" meta:page-count="11" meta:paragraph-count="307" meta:word-count="4757" meta:character-count="31178"/>
  </office:meta>
</office:document-meta>
</file>